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26.642cm" table:align="margins"/>
    </style:style>
    <style:style style:name="Tabla1.A" style:family="table-column">
      <style:table-column-properties style:column-width="7.698cm" style:rel-column-width="18935*"/>
    </style:style>
    <style:style style:name="Tabla1.B" style:family="table-column">
      <style:table-column-properties style:column-width="1.508cm" style:rel-column-width="3709*"/>
    </style:style>
    <style:style style:name="Tabla1.C" style:family="table-column">
      <style:table-column-properties style:column-width="2.722cm" style:rel-column-width="6694*"/>
    </style:style>
    <style:style style:name="Tabla1.D" style:family="table-column">
      <style:table-column-properties style:column-width="2.385cm" style:rel-column-width="5866*"/>
    </style:style>
    <style:style style:name="Tabla1.E" style:family="table-column">
      <style:table-column-properties style:column-width="2.194cm" style:rel-column-width="5397*"/>
    </style:style>
    <style:style style:name="Tabla1.F" style:family="table-column">
      <style:table-column-properties style:column-width="1.947cm" style:rel-column-width="4790*"/>
    </style:style>
    <style:style style:name="Tabla1.G" style:family="table-column">
      <style:table-column-properties style:column-width="2.688cm" style:rel-column-width="6612*"/>
    </style:style>
    <style:style style:name="Tabla1.H" style:family="table-column">
      <style:table-column-properties style:column-width="5.502cm" style:rel-column-width="13532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7.093cm" fo:margin-left="0cm" fo:break-before="page" table:align="left"/>
    </style:style>
    <style:style style:name="Tabla2.A" style:family="table-column">
      <style:table-column-properties style:column-width="7.158cm"/>
    </style:style>
    <style:style style:name="Tabla2.B" style:family="table-column">
      <style:table-column-properties style:column-width="2.632cm"/>
    </style:style>
    <style:style style:name="Tabla2.C" style:family="table-column">
      <style:table-column-properties style:column-width="2.514cm"/>
    </style:style>
    <style:style style:name="Tabla2.D" style:family="table-column">
      <style:table-column-properties style:column-width="8.784cm"/>
    </style:style>
    <style:style style:name="Tabla2.E" style:family="table-column">
      <style:table-column-properties style:column-width="6.006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variant="normal" fo:text-transform="none" fo:color="#222222" style:font-name="open sans" fo:font-size="10.5pt" fo:letter-spacing="normal" fo:font-style="normal" fo:font-weight="normal" officeooo:paragraph-rsid="001dc0ac"/>
    </style:style>
    <style:style style:name="P2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open sans" fo:font-size="10.5pt" fo:letter-spacing="normal" fo:font-style="normal" fo:font-weight="normal" style:font-size-asian="10.5pt" style:font-size-complex="10.5pt"/>
    </style:style>
    <style:style style:name="P3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open sans" fo:font-size="10.5pt" fo:letter-spacing="normal" fo:font-style="normal" fo:font-weight="normal" officeooo:paragraph-rsid="00238817" style:font-size-asian="10.5pt" style:font-size-complex="10.5pt"/>
    </style:style>
    <style:style style:name="P4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rsid="001b6fe6" officeooo:paragraph-rsid="001b6fe6" style:font-size-asian="10.5pt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rsid="001b6fe6" officeooo:paragraph-rsid="001c7a62" style:font-size-asian="10.5pt" style:font-size-complex="10.5pt"/>
    </style:style>
    <style:style style:name="P6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rsid="001b6fe6" officeooo:paragraph-rsid="001dc0ac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rsid="001b6fe6" officeooo:paragraph-rsid="001ecea7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paragraph-rsid="001b6fe6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paragraph-rsid="001c7a62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paragraph-rsid="001dc0ac" style:font-size-asian="10.5pt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paragraph-rsid="001ecea7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paragraph-rsid="0024233e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paragraph-rsid="003343f9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paragraph-rsid="0028cc24" style:font-size-asian="10.5pt" style:font-size-complex="10.5pt"/>
    </style:style>
    <style:style style:name="P16" style:family="paragraph" style:parent-style-name="Table_20_Contents">
      <style:text-properties fo:font-variant="normal" fo:text-transform="none" fo:color="#222222" style:font-name="Liberation Serif" fo:font-size="10.5pt" fo:letter-spacing="normal" fo:font-style="normal" fo:font-weight="normal" officeooo:paragraph-rsid="001b6fe6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rsid="003f1f1c" officeooo:paragraph-rsid="006711bd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rsid="003f1f1c" officeooo:paragraph-rsid="003f6b58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Liberation Serif" fo:font-size="10.5pt" fo:letter-spacing="normal" fo:font-style="normal" fo:font-weight="normal" officeooo:rsid="003f1f1c" officeooo:paragraph-rsid="00664871" style:font-size-asian="10.5pt" style:font-size-complex="10.5pt"/>
    </style:style>
    <style:style style:name="P20" style:family="paragraph" style:parent-style-name="Table_20_Contents">
      <style:text-properties fo:font-variant="normal" fo:text-transform="none" fo:color="#222222" style:font-name="Liberation Serif" fo:font-size="10.5pt" fo:letter-spacing="normal" fo:font-style="normal" fo:font-weight="normal" officeooo:rsid="0038aace" officeooo:paragraph-rsid="004c02bd" style:font-size-asian="10.5pt" style:font-weight-asian="bold" style:font-size-complex="10.5pt" style:font-weight-complex="bold"/>
    </style:style>
    <style:style style:name="P21" style:family="paragraph" style:parent-style-name="Table_20_Contents">
      <style:text-properties fo:font-variant="normal" fo:text-transform="none" fo:color="#222222" style:font-name="Liberation Serif" fo:font-size="10.5pt" fo:letter-spacing="normal" fo:font-style="normal" fo:font-weight="bold" style:font-size-asian="10.5pt" style:font-weight-asian="bold" style:font-size-complex="10.5pt" style:font-weight-complex="bold"/>
    </style:style>
    <style:style style:name="P22" style:family="paragraph" style:parent-style-name="Table_20_Contents">
      <style:text-properties fo:font-variant="normal" fo:text-transform="none" fo:color="#222222" style:font-name="Liberation Serif" fo:font-size="10.5pt" fo:letter-spacing="normal" fo:font-style="normal" fo:font-weight="bold" officeooo:paragraph-rsid="004c02bd" style:font-size-asian="10.5pt" style:font-weight-asian="bold" style:font-size-complex="10.5pt" style:font-weight-complex="bold"/>
    </style:style>
    <style:style style:name="P23" style:family="paragraph" style:parent-style-name="Table_20_Contents">
      <style:text-properties style:font-name="Liberation Serif" fo:font-size="10.5pt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10.5pt" officeooo:rsid="0038aace" officeooo:paragraph-rsid="0038aace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10.5pt" officeooo:rsid="0038aace" officeooo:paragraph-rsid="004aca68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fo:font-size="10.5pt" officeooo:rsid="0038aace" officeooo:paragraph-rsid="006b1e61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0.5pt" officeooo:rsid="0038aace" officeooo:paragraph-rsid="006d02b4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0.5pt" officeooo:rsid="0038aace" officeooo:paragraph-rsid="006e7d63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0.5pt" officeooo:rsid="0038aace" officeooo:paragraph-rsid="0071868c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0.5pt" officeooo:rsid="0038aace" officeooo:paragraph-rsid="00725ece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0.5pt" officeooo:rsid="0038aace" officeooo:paragraph-rsid="0074662d" style:font-size-asian="10.5pt" style:font-size-complex="10.5pt"/>
    </style:style>
    <style:style style:name="P32" style:family="paragraph" style:parent-style-name="Table_20_Contents">
      <style:text-properties style:font-name="Liberation Serif" fo:font-size="10.5pt" officeooo:rsid="0038aace" officeooo:paragraph-rsid="0038aace" style:font-size-asian="10.5pt" style:font-size-complex="10.5pt"/>
    </style:style>
    <style:style style:name="P33" style:family="paragraph" style:parent-style-name="Table_20_Contents">
      <style:text-properties style:font-name="Liberation Serif" fo:font-size="10.5pt" officeooo:rsid="0023437f" officeooo:paragraph-rsid="0023437f" style:font-size-asian="10.5pt" style:font-size-complex="10.5pt"/>
    </style:style>
    <style:style style:name="P34" style:family="paragraph" style:parent-style-name="Table_20_Contents">
      <style:text-properties style:font-name="Liberation Serif" fo:font-size="10.5pt" officeooo:rsid="00238817" officeooo:paragraph-rsid="00238817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0.5pt" officeooo:rsid="003f1f1c" officeooo:paragraph-rsid="003f1f1c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0.5pt" officeooo:rsid="003f1f1c" officeooo:paragraph-rsid="003f6b58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0.5pt" officeooo:rsid="003f1f1c" officeooo:paragraph-rsid="0042cf62" style:font-size-asian="10.5pt" style:font-size-complex="10.5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10.5pt" officeooo:rsid="003f1f1c" officeooo:paragraph-rsid="0042d405" style:font-size-asian="10.5pt" style:font-size-complex="10.5pt"/>
    </style:style>
    <style:style style:name="P39" style:family="paragraph" style:parent-style-name="Table_20_Contents">
      <style:text-properties style:font-name="Liberation Serif" fo:font-size="10.5pt" officeooo:rsid="003f1f1c" officeooo:paragraph-rsid="00424bab" style:font-size-asian="10.5pt" style:font-size-complex="10.5pt"/>
    </style:style>
    <style:style style:name="P40" style:family="paragraph" style:parent-style-name="Table_20_Contents">
      <style:text-properties style:font-name="Liberation Serif" fo:font-size="10.5pt" officeooo:rsid="003f1f1c" officeooo:paragraph-rsid="003f1f1c" style:font-size-asian="10.5pt" style:font-size-complex="10.5pt"/>
    </style:style>
    <style:style style:name="P41" style:family="paragraph" style:parent-style-name="Table_20_Contents">
      <style:text-properties style:font-name="Liberation Serif" fo:font-size="10.5pt" officeooo:rsid="003f1f1c" officeooo:paragraph-rsid="00410179" style:font-size-asian="10.5pt" style:font-size-complex="10.5pt"/>
    </style:style>
    <style:style style:name="P42" style:family="paragraph" style:parent-style-name="Table_20_Contents">
      <style:text-properties style:font-name="Liberation Serif" fo:font-size="10.5pt" officeooo:rsid="003f1f1c" officeooo:paragraph-rsid="0043f8d8" style:font-size-asian="10.5pt" style:font-size-complex="10.5pt"/>
    </style:style>
    <style:style style:name="P43" style:family="paragraph" style:parent-style-name="Table_20_Contents">
      <style:text-properties style:font-name="Liberation Serif" fo:font-size="10.5pt" officeooo:rsid="0042d405" officeooo:paragraph-rsid="0043f8d8" style:font-size-asian="10.5pt" style:font-size-complex="10.5pt"/>
    </style:style>
    <style:style style:name="P44" style:family="paragraph" style:parent-style-name="Table_20_Contents">
      <style:text-properties style:font-name="Liberation Serif" fo:font-size="10.5pt" officeooo:paragraph-rsid="004c02bd" style:font-size-asian="10.5pt" style:font-size-complex="10.5pt"/>
    </style:style>
    <style:style style:name="P45" style:family="paragraph" style:parent-style-name="Table_20_Contents">
      <style:text-properties style:font-name="Liberation Serif" fo:font-size="10.5pt" officeooo:rsid="008bcfae" officeooo:paragraph-rsid="008bcfae" style:font-size-asian="10.5pt" style:font-size-complex="10.5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0.5pt" style:font-size-asian="10.5pt" style:font-size-complex="10.5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10.5pt" officeooo:paragraph-rsid="004c02bd" style:font-size-asian="10.5pt" style:font-size-complex="10.5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0.5pt" officeooo:paragraph-rsid="00238817" style:font-size-asian="10.5pt" style:font-size-complex="10.5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0.5pt" officeooo:paragraph-rsid="004aca68" style:font-size-asian="10.5pt" style:font-size-complex="10.5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0.5pt" officeooo:paragraph-rsid="0028cc24" style:font-size-asian="10.5pt" style:font-size-complex="10.5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10.5pt" officeooo:paragraph-rsid="006c4d8e" style:font-size-asian="10.5pt" style:font-size-complex="10.5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10.5pt" officeooo:paragraph-rsid="002cc1ac" style:font-size-asian="10.5pt" style:font-size-complex="10.5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10.5pt" officeooo:paragraph-rsid="00352cce" style:font-size-asian="10.5pt" style:font-size-complex="10.5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ize="10.5pt" officeooo:paragraph-rsid="003343f9" style:font-size-asian="10.5pt" style:font-size-complex="10.5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10.5pt" officeooo:paragraph-rsid="0039ed44" style:font-size-asian="10.5pt" style:font-size-complex="10.5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10.5pt" officeooo:paragraph-rsid="00989aff" style:font-size-asian="10.5pt" style:font-size-complex="10.5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fo:font-size="10.5pt" officeooo:paragraph-rsid="00999ca3" style:font-size-asian="10.5pt" style:font-size-complex="10.5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0.5pt" officeooo:rsid="001ae9af" officeooo:paragraph-rsid="001ae9af" style:font-size-asian="10.5pt" style:font-size-complex="10.5pt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fo:font-size="10.5pt" officeooo:rsid="007c8ce4" officeooo:paragraph-rsid="007c8ce4" style:font-size-asian="10.5pt" style:font-size-complex="10.5pt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fo:font-size="10.5pt" officeooo:rsid="0046fc75" officeooo:paragraph-rsid="0046fc75" style:font-size-asian="10.5pt" style:font-size-complex="10.5pt"/>
    </style:style>
    <style:style style:name="P61" style:family="paragraph" style:parent-style-name="Table_20_Contents">
      <style:text-properties style:font-name="Liberation Serif" fo:font-size="10.5pt" officeooo:paragraph-rsid="001b6fe6" style:font-size-asian="10.5pt" style:font-size-complex="10.5pt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fo:font-size="10.5pt" officeooo:rsid="004aca68" officeooo:paragraph-rsid="004aca68" style:font-size-asian="10.5pt" style:font-size-complex="10.5pt"/>
    </style:style>
    <style:style style:name="P63" style:family="paragraph" style:parent-style-name="Table_20_Contents">
      <style:paragraph-properties fo:text-align="center" style:justify-single-word="false"/>
      <style:text-properties style:font-name="Liberation Serif" fo:font-size="10.5pt" officeooo:rsid="00483968" officeooo:paragraph-rsid="00483968" style:font-size-asian="10.5pt" style:font-size-complex="10.5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erif" fo:font-size="10.5pt" officeooo:rsid="00808a7f" officeooo:paragraph-rsid="00808a7f" style:font-size-asian="10.5pt" style:font-size-complex="10.5pt"/>
    </style:style>
    <style:style style:name="P65" style:family="paragraph" style:parent-style-name="Table_20_Contents">
      <style:paragraph-properties fo:text-align="center" style:justify-single-word="false"/>
      <style:text-properties style:font-name="Liberation Serif" fo:font-size="10.5pt" officeooo:rsid="00218fd2" officeooo:paragraph-rsid="00218fd2" style:font-size-asian="10.5pt" style:font-size-complex="10.5pt"/>
    </style:style>
    <style:style style:name="P66" style:family="paragraph" style:parent-style-name="Table_20_Contents">
      <style:paragraph-properties fo:text-align="center" style:justify-single-word="false"/>
      <style:text-properties style:font-name="Liberation Serif" fo:font-size="10.5pt" officeooo:rsid="00218fd2" officeooo:paragraph-rsid="0023437f" style:font-size-asian="10.5pt" style:font-size-complex="10.5pt"/>
    </style:style>
    <style:style style:name="P67" style:family="paragraph" style:parent-style-name="Table_20_Contents">
      <style:paragraph-properties fo:text-align="center" style:justify-single-word="false"/>
      <style:text-properties style:font-name="Liberation Serif" fo:font-size="10.5pt" officeooo:rsid="004c02bd" officeooo:paragraph-rsid="004c02bd" style:font-size-asian="10.5pt" style:font-size-complex="10.5pt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" fo:font-size="10.5pt" officeooo:rsid="0048733d" officeooo:paragraph-rsid="0048733d" style:font-size-asian="10.5pt" style:font-size-complex="10.5pt"/>
    </style:style>
    <style:style style:name="P69" style:family="paragraph" style:parent-style-name="Table_20_Contents">
      <style:text-properties style:font-name="Liberation Serif" fo:font-size="10.5pt" officeooo:paragraph-rsid="002e848f" style:font-size-asian="10.5pt" style:font-size-complex="10.5pt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 fo:font-size="10.5pt" officeooo:rsid="006943f1" officeooo:paragraph-rsid="006943f1" style:font-size-asian="10.5pt" style:font-size-complex="10.5pt"/>
    </style:style>
    <style:style style:name="P71" style:family="paragraph" style:parent-style-name="Table_20_Contents">
      <style:text-properties style:font-name="Liberation Serif" fo:font-size="10.5pt" officeooo:paragraph-rsid="0028cc24" style:font-size-asian="10.5pt" style:font-size-complex="10.5pt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" fo:font-size="10.5pt" officeooo:rsid="0070111a" officeooo:paragraph-rsid="0070111a" style:font-size-asian="10.5pt" style:font-size-complex="10.5pt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" fo:font-size="10.5pt" officeooo:rsid="0083489c" officeooo:paragraph-rsid="0083489c" style:font-size-asian="10.5pt" style:font-size-complex="10.5pt"/>
    </style:style>
    <style:style style:name="P74" style:family="paragraph" style:parent-style-name="Table_20_Contents">
      <style:text-properties style:font-name="Liberation Serif" fo:font-size="10.5pt" officeooo:paragraph-rsid="00369e90" style:font-size-asian="10.5pt" style:font-size-complex="10.5pt"/>
    </style:style>
    <style:style style:name="P75" style:family="paragraph" style:parent-style-name="Table_20_Contents">
      <style:paragraph-properties fo:text-align="center" style:justify-single-word="false"/>
      <style:text-properties style:font-name="Liberation Serif" fo:font-size="10.5pt" officeooo:rsid="0085bf32" officeooo:paragraph-rsid="0085bf32" style:font-size-asian="10.5pt" style:font-size-complex="10.5pt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fo:font-size="10.5pt" officeooo:rsid="00709ea1" officeooo:paragraph-rsid="00709ea1" style:font-size-asian="10.5pt" style:font-size-complex="10.5pt"/>
    </style:style>
    <style:style style:name="P77" style:family="paragraph" style:parent-style-name="Table_20_Contents">
      <style:paragraph-properties fo:text-align="center" style:justify-single-word="false"/>
      <style:text-properties style:font-name="Liberation Serif" fo:font-size="10.5pt" officeooo:rsid="00742ddf" officeooo:paragraph-rsid="00742ddf" style:font-size-asian="10.5pt" style:font-size-complex="10.5pt"/>
    </style:style>
    <style:style style:name="P78" style:family="paragraph" style:parent-style-name="Table_20_Contents">
      <style:paragraph-properties fo:text-align="center" style:justify-single-word="false"/>
      <style:text-properties style:font-name="Liberation Serif" fo:font-size="10.5pt" officeooo:rsid="0067fa47" officeooo:paragraph-rsid="0067fa47" style:font-size-asian="10.5pt" style:font-size-complex="10.5pt"/>
    </style:style>
    <style:style style:name="P79" style:family="paragraph" style:parent-style-name="Table_20_Contents">
      <style:paragraph-properties fo:text-align="center" style:justify-single-word="false"/>
      <style:text-properties style:font-name="Liberation Serif" fo:font-size="10.5pt" officeooo:rsid="008837b5" officeooo:paragraph-rsid="008837b5" style:font-size-asian="10.5pt" style:font-size-complex="10.5pt"/>
    </style:style>
    <style:style style:name="P80" style:family="paragraph" style:parent-style-name="Table_20_Contents">
      <style:text-properties style:font-name="Liberation Serif" fo:font-size="10.5pt" officeooo:paragraph-rsid="003b581f" style:font-size-asian="10.5pt" style:font-size-complex="10.5pt"/>
    </style:style>
    <style:style style:name="P81" style:family="paragraph" style:parent-style-name="Table_20_Contents">
      <style:text-properties style:font-name="Liberation Serif" fo:font-size="10.5pt" officeooo:rsid="00989aff" officeooo:paragraph-rsid="00989aff" style:font-size-asian="10.5pt" style:font-size-complex="10.5pt"/>
    </style:style>
    <style:style style:name="P82" style:family="paragraph" style:parent-style-name="Table_20_Contents">
      <style:text-properties style:font-name="Liberation Serif" fo:font-size="10.5pt" fo:font-weight="bold" style:font-size-asian="10.5pt" style:font-weight-asian="bold" style:font-size-complex="10.5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218fd2" officeooo:paragraph-rsid="00218fd2" style:font-size-asian="10.5pt" style:font-weight-asian="bold" style:font-size-complex="10.5pt" style:font-weight-complex="bold"/>
    </style:style>
    <style:style style:name="P84" style:family="paragraph" style:parent-style-name="Table_20_Contents">
      <style:text-properties style:font-name="Liberation Serif" fo:font-size="10.5pt" fo:font-weight="bold" officeooo:rsid="00218fd2" officeooo:paragraph-rsid="00218fd2" style:font-size-asian="10.5pt" style:font-weight-asian="bold" style:font-size-complex="10.5pt" style:font-weight-complex="bold"/>
    </style:style>
    <style:style style:name="P85" style:family="paragraph" style:parent-style-name="Table_20_Contents">
      <style:text-properties style:font-name="Liberation Serif" fo:font-size="10.5pt" fo:font-weight="bold" officeooo:rsid="00218fd2" officeooo:paragraph-rsid="004c02bd" style:font-size-asian="10.5pt" style:font-weight-asian="bold" style:font-size-complex="10.5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1ae9af" officeooo:paragraph-rsid="001ae9af" style:font-size-asian="10.5pt" style:font-weight-asian="bold" style:font-size-complex="10.5pt" style:font-weight-complex="bold"/>
    </style:style>
    <style:style style:name="P87" style:family="paragraph" style:parent-style-name="Table_20_Contents">
      <style:text-properties style:font-name="Liberation Serif" fo:font-size="10.5pt" fo:font-weight="bold" officeooo:rsid="001ae9af" officeooo:paragraph-rsid="001ae9af" style:font-size-asian="10.5pt" style:font-weight-asian="bold" style:font-size-complex="10.5pt" style:font-weight-complex="bold"/>
    </style:style>
    <style:style style:name="P88" style:family="paragraph" style:parent-style-name="Table_20_Contents">
      <style:text-properties style:font-name="Liberation Serif" fo:font-size="10.5pt" fo:font-weight="bold" officeooo:rsid="001ae9af" officeooo:paragraph-rsid="004c02bd" style:font-size-asian="10.5pt" style:font-weight-asian="bold" style:font-size-complex="10.5pt" style:font-weight-complex="bold"/>
    </style:style>
    <style:style style:name="P89" style:family="paragraph" style:parent-style-name="Table_20_Contents">
      <style:text-properties style:font-name="Liberation Serif" fo:font-size="10.5pt" fo:font-weight="bold" officeooo:rsid="0038aace" officeooo:paragraph-rsid="0038aace" style:font-size-asian="10.5pt" style:font-weight-asian="bold" style:font-size-complex="10.5pt" style:font-weight-complex="bold"/>
    </style:style>
    <style:style style:name="P90" style:family="paragraph" style:parent-style-name="Table_20_Contents">
      <style:text-properties style:font-name="Liberation Serif" fo:font-size="10.5pt" fo:font-weight="bold" officeooo:rsid="0038aace" officeooo:paragraph-rsid="004c02bd" style:font-size-asian="10.5pt" style:font-weight-asian="bold" style:font-size-complex="10.5pt" style:font-weight-complex="bold"/>
    </style:style>
    <style:style style:name="P91" style:family="paragraph" style:parent-style-name="Table_20_Contents">
      <style:text-properties style:font-name="Liberation Serif" fo:font-size="10.5pt" fo:font-weight="bold" officeooo:rsid="00238817" officeooo:paragraph-rsid="00238817" style:font-size-asian="10.5pt" style:font-weight-asian="bold" style:font-size-complex="10.5pt" style:font-weight-complex="bold"/>
    </style:style>
    <style:style style:name="P92" style:family="paragraph" style:parent-style-name="Table_20_Contents">
      <style:text-properties style:font-name="Liberation Serif" fo:font-size="10.5pt" fo:font-weight="bold" officeooo:rsid="00238817" officeooo:paragraph-rsid="004c02bd" style:font-size-asian="10.5pt" style:font-weight-asian="bold" style:font-size-complex="10.5pt" style:font-weight-complex="bold"/>
    </style:style>
    <style:style style:name="P93" style:family="paragraph" style:parent-style-name="Table_20_Contents">
      <style:text-properties style:font-name="Liberation Serif" fo:font-size="10.5pt" fo:font-weight="bold" officeooo:rsid="0028cc24" officeooo:paragraph-rsid="0028cc24" style:font-size-asian="10.5pt" style:font-weight-asian="bold" style:font-size-complex="10.5pt" style:font-weight-complex="bold"/>
    </style:style>
    <style:style style:name="P94" style:family="paragraph" style:parent-style-name="Table_20_Contents">
      <style:text-properties style:font-name="Liberation Serif" fo:font-size="10.5pt" fo:font-weight="bold" officeooo:rsid="0028cc24" officeooo:paragraph-rsid="004c02bd" style:font-size-asian="10.5pt" style:font-weight-asian="bold" style:font-size-complex="10.5pt" style:font-weight-complex="bold"/>
    </style:style>
    <style:style style:name="P95" style:family="paragraph" style:parent-style-name="Table_20_Contents">
      <style:text-properties style:font-name="Liberation Serif" fo:font-size="10.5pt" fo:font-weight="bold" officeooo:rsid="002e848f" officeooo:paragraph-rsid="002e848f" style:font-size-asian="10.5pt" style:font-weight-asian="bold" style:font-size-complex="10.5pt" style:font-weight-complex="bold"/>
    </style:style>
    <style:style style:name="P96" style:family="paragraph" style:parent-style-name="Table_20_Contents">
      <style:text-properties style:font-name="Liberation Serif" fo:font-size="10.5pt" fo:font-weight="bold" officeooo:rsid="002e848f" officeooo:paragraph-rsid="004c02bd" style:font-size-asian="10.5pt" style:font-weight-asian="bold" style:font-size-complex="10.5pt" style:font-weight-complex="bold"/>
    </style:style>
    <style:style style:name="P97" style:family="paragraph" style:parent-style-name="Table_20_Contents">
      <style:text-properties style:font-name="Liberation Serif" fo:font-size="10.5pt" fo:font-weight="bold" officeooo:rsid="003343f9" officeooo:paragraph-rsid="003343f9" style:font-size-asian="10.5pt" style:font-weight-asian="bold" style:font-size-complex="10.5pt" style:font-weight-complex="bold"/>
    </style:style>
    <style:style style:name="P98" style:family="paragraph" style:parent-style-name="Table_20_Contents">
      <style:text-properties style:font-name="Liberation Serif" fo:font-size="10.5pt" fo:font-weight="bold" officeooo:rsid="003343f9" officeooo:paragraph-rsid="004c02bd" style:font-size-asian="10.5pt" style:font-weight-asian="bold" style:font-size-complex="10.5pt" style:font-weight-complex="bold"/>
    </style:style>
    <style:style style:name="P99" style:family="paragraph" style:parent-style-name="Table_20_Contents">
      <style:text-properties style:font-name="Liberation Serif" fo:font-size="10.5pt" fo:font-weight="bold" officeooo:rsid="003f1f1c" officeooo:paragraph-rsid="003f1f1c" style:font-size-asian="10.5pt" style:font-weight-asian="bold" style:font-size-complex="10.5pt" style:font-weight-complex="bold"/>
    </style:style>
    <style:style style:name="P100" style:family="paragraph" style:parent-style-name="Table_20_Contents">
      <style:text-properties style:font-name="Liberation Serif" fo:font-size="10.5pt" fo:font-weight="bold" officeooo:rsid="003f6b58" officeooo:paragraph-rsid="003f6b58" style:font-size-asian="10.5pt" style:font-weight-asian="bold" style:font-size-complex="10.5pt" style:font-weight-complex="bold"/>
    </style:style>
    <style:style style:name="P101" style:family="paragraph" style:parent-style-name="Table_20_Contents">
      <style:text-properties style:font-name="Liberation Serif" fo:font-size="10.5pt" fo:font-weight="bold" officeooo:rsid="003f6b58" officeooo:paragraph-rsid="004c02bd" style:font-size-asian="10.5pt" style:font-weight-asian="bold" style:font-size-complex="10.5pt" style:font-weight-complex="bold"/>
    </style:style>
    <style:style style:name="P102" style:family="paragraph" style:parent-style-name="Table_20_Contents">
      <style:text-properties style:font-name="Liberation Serif" fo:font-size="10.5pt" fo:font-weight="bold" officeooo:rsid="0042cf62" officeooo:paragraph-rsid="0042cf62" style:font-size-asian="10.5pt" style:font-weight-asian="bold" style:font-size-complex="10.5pt" style:font-weight-complex="bold"/>
    </style:style>
    <style:style style:name="P103" style:family="paragraph" style:parent-style-name="Table_20_Contents">
      <style:text-properties style:font-name="Liberation Serif" fo:font-size="10.5pt" fo:font-weight="bold" officeooo:rsid="0042cf62" officeooo:paragraph-rsid="004c02bd" style:font-size-asian="10.5pt" style:font-weight-asian="bold" style:font-size-complex="10.5pt" style:font-weight-complex="bold"/>
    </style:style>
    <style:style style:name="P104" style:family="paragraph" style:parent-style-name="Table_20_Contents">
      <style:text-properties style:font-name="Liberation Serif" fo:font-size="10.5pt" fo:font-weight="bold" officeooo:paragraph-rsid="004c02bd" fo:background-color="transparent" style:font-size-asian="10.5pt" style:font-weight-asian="bold" style:font-size-complex="10.5pt" style:font-weight-complex="bold"/>
    </style:style>
    <style:style style:name="P105" style:family="paragraph" style:parent-style-name="Table_20_Contents">
      <style:text-properties style:font-name="Liberation Serif" fo:font-size="10.5pt" fo:font-weight="bold" officeooo:rsid="003f1f1c" officeooo:paragraph-rsid="004c02bd" fo:background-color="transparent" style:font-size-asian="10.5pt" style:font-weight-asian="bold" style:font-size-complex="10.5pt" style:font-weight-complex="bold"/>
    </style:style>
    <style:style style:name="P106" style:family="paragraph" style:parent-style-name="Standard">
      <style:text-properties style:font-name="Liberation Serif" fo:font-size="10.5pt" style:font-size-asian="10.5pt" style:font-size-complex="10.5pt"/>
    </style:style>
    <style:style style:name="P107" style:family="paragraph" style:parent-style-name="Standard">
      <style:text-properties style:font-name="Liberation Serif" fo:font-size="10.5pt" officeooo:paragraph-rsid="004c02bd" style:font-size-asian="10.5pt" style:font-size-complex="10.5pt"/>
    </style:style>
    <style:style style:name="P108" style:family="paragraph" style:parent-style-name="Standard">
      <style:text-properties style:font-name="Liberation Serif" fo:font-size="10.5pt" officeooo:rsid="001ae9af" officeooo:paragraph-rsid="001ae9af" style:font-size-asian="10.5pt" style:font-size-complex="10.5pt"/>
    </style:style>
    <style:style style:name="P109" style:family="paragraph" style:parent-style-name="Standard">
      <style:text-properties style:font-name="Liberation Serif" fo:font-size="10.5pt" fo:font-weight="bold" officeooo:rsid="001ae9af" officeooo:paragraph-rsid="001ae9af" style:font-size-asian="10.5pt" style:font-weight-asian="bold" style:font-size-complex="10.5pt" style:font-weight-complex="bold"/>
    </style:style>
    <style:style style:name="P110" style:family="paragraph" style:parent-style-name="Standard">
      <style:text-properties officeooo:paragraph-rsid="004c02bd"/>
    </style:style>
    <style:style style:name="P111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0.5pt" fo:letter-spacing="normal" fo:font-style="normal" style:text-underline-style="none" fo:font-weight="bold" style:text-blinking="false" fo:background-color="#ffffff" style:font-size-asian="10.5pt" style:font-weight-asian="bold" style:font-size-complex="10.5pt" style:font-weight-complex="bold"/>
    </style:style>
    <style:style style:name="P112" style:family="paragraph" style:parent-style-name="Text_20_body">
      <style:text-properties officeooo:paragraph-rsid="004c02bd"/>
    </style:style>
    <style:style style:name="P113" style:family="paragraph" style:parent-style-name="Text_20_body">
      <style:text-properties style:font-name="Liberation Serif" officeooo:paragraph-rsid="004c02bd"/>
    </style:style>
    <style:style style:name="P114" style:family="paragraph" style:parent-style-name="Text_20_body">
      <style:text-properties fo:font-variant="normal" fo:text-transform="none" fo:color="#222222" style:font-name="Liberation Serif" fo:font-size="10.5pt" fo:letter-spacing="normal" fo:font-style="normal" fo:font-weight="normal" officeooo:paragraph-rsid="004c02bd" style:font-size-asian="10.5pt" style:font-size-complex="10.5pt"/>
    </style:style>
    <style:style style:name="P115" style:family="paragraph" style:parent-style-name="Heading_20_3">
      <style:paragraph-properties fo:margin-left="0cm" fo:margin-right="0.397cm" fo:margin-top="0cm" fo:margin-bottom="0cm" loext:contextual-spacing="false" fo:line-height="110%" fo:orphans="2" fo:widows="2" fo:text-indent="0cm" style:auto-text-indent="false"/>
      <style:text-properties fo:font-variant="normal" fo:text-transform="none" style:use-window-font-color="true" style:font-name="Liberation Serif" fo:font-size="10.5pt" fo:letter-spacing="normal" fo:font-style="normal" fo:font-weight="bold" style:font-size-asian="10.5pt" style:font-weight-asian="bold" style:font-size-complex="10.5pt" style:font-weight-complex="bold"/>
    </style:style>
    <style:style style:name="P116" style:family="paragraph" style:parent-style-name="Heading_20_3">
      <style:paragraph-properties fo:margin-left="0cm" fo:margin-right="0.397cm" fo:margin-top="0cm" fo:margin-bottom="0cm" loext:contextual-spacing="false" fo:line-height="110%" fo:orphans="2" fo:widows="2" fo:text-indent="0cm" style:auto-text-indent="false"/>
      <style:text-properties fo:font-variant="normal" fo:text-transform="none" style:use-window-font-color="true" style:font-name="Liberation Serif" fo:font-size="10.5pt" fo:letter-spacing="normal" fo:font-style="normal" fo:font-weight="bold" officeooo:paragraph-rsid="004c02bd" style:font-size-asian="10.5pt" style:font-weight-asian="bold" style:font-size-complex="10.5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variant="normal" fo:text-transform="none" style:use-window-font-color="true" style:font-name="Liberation Serif" fo:font-size="10.5pt" fo:letter-spacing="normal" fo:font-style="normal" fo:font-weight="normal" officeooo:paragraph-rsid="00352cce" style:font-size-asian="10.5pt" style:font-size-complex="10.5pt"/>
    </style:style>
    <style:style style:name="P118" style:family="paragraph" style:parent-style-name="Table_20_Contents">
      <style:text-properties style:use-window-font-color="true" style:font-name="Liberation Serif" fo:font-size="10.5pt" officeooo:paragraph-rsid="0028cc24" style:font-size-asian="10.5pt" style:font-size-complex="10.5pt"/>
    </style:style>
    <style:style style:name="P119" style:family="paragraph" style:parent-style-name="Table_20_Contents">
      <style:paragraph-properties fo:text-align="center" style:justify-single-word="false"/>
      <style:text-properties style:use-window-font-color="true" style:font-name="Liberation Serif" fo:font-size="10.5pt" style:font-size-asian="10.5pt" style:font-size-complex="10.5pt"/>
    </style:style>
    <style:style style:name="P120" style:family="paragraph" style:parent-style-name="Table_20_Contents">
      <style:paragraph-properties fo:text-align="center" style:justify-single-word="false"/>
      <style:text-properties style:use-window-font-color="true" style:font-name="Liberation Serif" fo:font-size="10.5pt" officeooo:paragraph-rsid="00352cce" style:font-size-asian="10.5pt" style:font-size-complex="10.5pt"/>
    </style:style>
    <style:style style:name="P121" style:family="paragraph" style:parent-style-name="Table_20_Contents">
      <style:paragraph-properties fo:text-align="center" style:justify-single-word="false"/>
      <style:text-properties style:use-window-font-color="true" style:font-name="Liberation Serif" fo:font-size="10.5pt" officeooo:rsid="0083489c" officeooo:paragraph-rsid="0083489c" style:font-size-asian="10.5pt" style:font-size-complex="10.5pt"/>
    </style:style>
    <style:style style:name="P122" style:family="paragraph" style:parent-style-name="Table_20_Contents">
      <style:text-properties style:use-window-font-color="true" style:font-name="Liberation Serif" fo:font-size="10.5pt" fo:font-weight="bold" officeooo:rsid="003343f9" officeooo:paragraph-rsid="003343f9" style:font-size-asian="10.5pt" style:font-weight-asian="bold" style:font-size-complex="10.5pt" style:font-weight-complex="bold"/>
    </style:style>
    <style:style style:name="P123" style:family="paragraph" style:parent-style-name="Table_20_Contents">
      <style:text-properties style:font-name="Liberation Serif" fo:font-size="10.5pt" officeooo:paragraph-rsid="003b581f" style:font-size-asian="10.5pt" style:font-size-complex="10.5pt"/>
    </style:style>
    <style:style style:name="P124" style:family="paragraph" style:parent-style-name="Table_20_Contents">
      <style:paragraph-properties fo:text-align="center" style:justify-single-word="false"/>
      <style:text-properties style:font-name="Liberation Serif" fo:font-size="10.5pt" style:font-size-asian="10.5pt" style:font-size-complex="10.5pt"/>
    </style:style>
    <style:style style:name="P125" style:family="paragraph" style:parent-style-name="Table_20_Contents">
      <style:paragraph-properties fo:text-align="center" style:justify-single-word="false"/>
      <style:text-properties style:font-name="Liberation Serif" fo:font-size="10.5pt" officeooo:paragraph-rsid="0039ed44" style:font-size-asian="10.5pt" style:font-size-complex="10.5pt"/>
    </style:style>
    <style:style style:name="P126" style:family="paragraph" style:parent-style-name="Heading_20_3">
      <style:text-properties fo:font-variant="normal" fo:text-transform="none" style:use-window-font-color="true" style:font-name="Liberation Serif" fo:font-size="10.5pt" fo:letter-spacing="normal" fo:font-style="normal" fo:font-weight="bold" officeooo:rsid="003343f9" officeooo:paragraph-rsid="003343f9" style:font-size-asian="10.5pt" style:font-weight-asian="bold" style:font-size-complex="10.5pt" style:font-weight-complex="bold"/>
    </style:style>
    <style:style style:name="P127" style:family="paragraph" style:parent-style-name="Text_20_body" style:list-style-name="L9">
      <style:paragraph-properties fo:margin-top="0cm" fo:margin-bottom="0.1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28" style:family="paragraph" style:parent-style-name="Text_20_body" style:list-style-name="L10">
      <style:paragraph-properties fo:margin-top="0cm" fo:margin-bottom="0.1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29" style:family="paragraph" style:parent-style-name="Text_20_body" style:list-style-name="L11">
      <style:paragraph-properties fo:margin-top="0cm" fo:margin-bottom="0.1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30" style:family="paragraph" style:parent-style-name="Text_20_body" style:list-style-name="L12">
      <style:paragraph-properties fo:margin-top="0cm" fo:margin-bottom="0.1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31" style:family="paragraph" style:parent-style-name="Text_20_body" style:list-style-name="L13">
      <style:paragraph-properties fo:margin-top="0cm" fo:margin-bottom="0.1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32" style:family="paragraph" style:parent-style-name="Text_20_body" style:list-style-name="L14">
      <style:paragraph-properties fo:margin-top="0cm" fo:margin-bottom="0.1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33" style:family="paragraph" style:parent-style-name="Text_20_body" style:list-style-name="L15">
      <style:paragraph-properties fo:margin-top="0cm" fo:margin-bottom="0.1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34" style:family="paragraph" style:parent-style-name="Text_20_body" style:list-style-name="L16">
      <style:paragraph-properties fo:margin-top="0cm" fo:margin-bottom="0.1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35" style:family="paragraph" style:parent-style-name="Text_20_body" style:list-style-name="L6">
      <style:paragraph-properties fo:margin-top="0cm" fo:margin-bottom="0.1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36" style:family="paragraph" style:parent-style-name="Text_20_body" style:list-style-name="L6">
      <style:paragraph-properties fo:margin-top="0cm" fo:margin-bottom="0.1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officeooo:paragraph-rsid="009fcbf1" style:font-size-asian="10.5pt" style:font-size-complex="10.5pt"/>
    </style:style>
    <style:style style:name="P137" style:family="paragraph" style:parent-style-name="Text_20_body" style:list-style-name="L5">
      <style:paragraph-properties fo:margin-top="0cm" fo:margin-bottom="0.0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38" style:family="paragraph" style:parent-style-name="Text_20_body" style:list-style-name="L3">
      <style:paragraph-properties fo:margin-top="0cm" fo:margin-bottom="0.0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39" style:family="paragraph" style:parent-style-name="Text_20_body" style:list-style-name="L4">
      <style:paragraph-properties fo:margin-top="0cm" fo:margin-bottom="0.0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40" style:family="paragraph" style:parent-style-name="Text_20_body" style:list-style-name="L2">
      <style:paragraph-properties fo:margin-top="0cm" fo:margin-bottom="0.0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41" style:family="paragraph" style:parent-style-name="Text_20_body" style:list-style-name="L1">
      <style:paragraph-properties fo:margin-top="0cm" fo:margin-bottom="0.064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42" style:family="paragraph" style:parent-style-name="Text_20_body" style:list-style-name="L7">
      <style:paragraph-properties fo:margin-top="0.101cm" fo:margin-bottom="0.101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43" style:family="paragraph" style:parent-style-name="Text_20_body" style:list-style-name="L8">
      <style:paragraph-properties fo:margin-top="0.101cm" fo:margin-bottom="0.101cm" loext:contextual-spacing="false" fo:orphans="2" fo:widows="2" fo:padding="0cm" fo:border="none"/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T1" style:family="text">
      <style:text-properties officeooo:rsid="001afab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c475" style:font-weight-asian="bold" style:font-weight-complex="bold"/>
    </style:style>
    <style:style style:name="T4" style:family="text">
      <style:text-properties fo:font-weight="bold" officeooo:rsid="0028cc24" style:font-weight-asian="bold" style:font-weight-complex="bold"/>
    </style:style>
    <style:style style:name="T5" style:family="text">
      <style:text-properties fo:font-weight="bold" officeooo:rsid="002e848f" style:font-weight-asian="bold" style:font-weight-complex="bold"/>
    </style:style>
    <style:style style:name="T6" style:family="text">
      <style:text-properties fo:font-weight="bold" officeooo:rsid="003343f9" style:font-weight-asian="bold" style:font-weight-complex="bold"/>
    </style:style>
    <style:style style:name="T7" style:family="text">
      <style:text-properties fo:font-weight="bold" officeooo:rsid="00369e90" style:font-weight-asian="bold" style:font-weight-complex="bold"/>
    </style:style>
    <style:style style:name="T8" style:family="text">
      <style:text-properties fo:font-weight="bold" officeooo:rsid="00410179" style:font-weight-asian="bold" style:font-weight-complex="bold"/>
    </style:style>
    <style:style style:name="T9" style:family="text">
      <style:text-properties fo:font-weight="bold" officeooo:rsid="00424bab" style:font-weight-asian="bold" style:font-weight-complex="bold"/>
    </style:style>
    <style:style style:name="T10" style:family="text">
      <style:text-properties fo:font-weight="bold" officeooo:rsid="0042cf62" style:font-weight-asian="bold" style:font-weight-complex="bold"/>
    </style:style>
    <style:style style:name="T11" style:family="text">
      <style:text-properties fo:font-weight="bold" officeooo:rsid="00854138" style:font-weight-asian="bold" style:font-weight-complex="bold"/>
    </style:style>
    <style:style style:name="T12" style:family="text">
      <style:text-properties fo:font-variant="normal" fo:text-transform="none" fo:color="#222222" fo:letter-spacing="normal" fo:font-style="normal" fo:font-weight="normal"/>
    </style:style>
    <style:style style:name="T13" style:family="text">
      <style:text-properties fo:font-variant="normal" fo:text-transform="none" fo:color="#222222" style:font-name="Liberation Serif" fo:font-size="10.5pt" fo:letter-spacing="normal" fo:font-style="normal" fo:font-weight="bold" style:font-size-asian="10.5pt" style:font-size-complex="10.5pt"/>
    </style:style>
    <style:style style:name="T14" style:family="text">
      <style:text-properties fo:font-variant="normal" fo:text-transform="none" style:use-window-font-color="true" style:text-line-through-style="none" style:text-line-through-type="none" style:font-name="Liberation Serif" fo:font-size="10.5pt" fo:letter-spacing="normal" fo:font-style="normal" style:text-underline-style="none" fo:font-weight="bold" style:text-blinking="false" fo:background-color="#ffffff" loext:char-shading-value="0" style:font-size-asian="10.5pt" style:font-weight-asian="bold" style:font-size-complex="10.5pt" style:font-weight-complex="bold"/>
    </style:style>
    <style:style style:name="T15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16" style:family="text">
      <style:text-properties style:use-window-font-color="true" style:text-line-through-style="none" style:text-line-through-type="none" style:font-name="Liberation Serif" style:text-underline-style="none" fo:font-weight="bold" style:text-blinking="false" fo:background-color="#ffffff" loext:char-shading-value="0" style:font-size-asian="10.5pt" style:font-weight-asian="bold" style:font-size-complex="10.5pt" style:font-weight-complex="bold"/>
    </style:style>
    <style:style style:name="T17" style:family="text">
      <style:text-properties style:use-window-font-color="true" fo:font-weight="bold" style:font-weight-asian="bold" style:font-weight-complex="bold"/>
    </style:style>
    <style:style style:name="T18" style:family="text">
      <style:text-properties officeooo:rsid="0022c475"/>
    </style:style>
    <style:style style:name="T19" style:family="text">
      <style:text-properties officeooo:rsid="00257ec4"/>
    </style:style>
    <style:style style:name="T20" style:family="text">
      <style:text-properties officeooo:rsid="0028cc24"/>
    </style:style>
    <style:style style:name="T21" style:family="text">
      <style:text-properties officeooo:rsid="002cc1ac"/>
    </style:style>
    <style:style style:name="T22" style:family="text">
      <style:text-properties officeooo:rsid="002e848f"/>
    </style:style>
    <style:style style:name="T23" style:family="text">
      <style:text-properties officeooo:rsid="00369e90"/>
    </style:style>
    <style:style style:name="T24" style:family="text">
      <style:text-properties officeooo:rsid="00381031"/>
    </style:style>
    <style:style style:name="T25" style:family="text">
      <style:text-properties style:font-name="Liberation Serif" style:font-size-asian="10.5pt" style:font-size-complex="10.5pt"/>
    </style:style>
    <style:style style:name="T26" style:family="text">
      <style:text-properties style:font-name="Liberation Serif" officeooo:rsid="001c7a62" style:font-size-asian="10.5pt" style:font-size-complex="10.5pt"/>
    </style:style>
    <style:style style:name="T27" style:family="text">
      <style:text-properties style:font-name="Liberation Serif" officeooo:rsid="001dc0ac" style:font-size-asian="10.5pt" style:font-size-complex="10.5pt"/>
    </style:style>
    <style:style style:name="T28" style:family="text">
      <style:text-properties officeooo:rsid="003f1f1c"/>
    </style:style>
    <style:style style:name="T29" style:family="text">
      <style:text-properties officeooo:rsid="00410179"/>
    </style:style>
    <style:style style:name="T30" style:family="text">
      <style:text-properties officeooo:rsid="00424bab"/>
    </style:style>
    <style:style style:name="T31" style:family="text">
      <style:text-properties officeooo:rsid="0043f8d8"/>
    </style:style>
    <style:style style:name="T32" style:family="text">
      <style:text-properties officeooo:rsid="00474708"/>
    </style:style>
    <style:style style:name="T33" style:family="text">
      <style:text-properties officeooo:rsid="004aca68"/>
    </style:style>
    <style:style style:name="T34" style:family="text">
      <style:text-properties officeooo:rsid="004c02bd"/>
    </style:style>
    <style:style style:name="T35" style:family="text">
      <style:text-properties officeooo:rsid="005f123a"/>
    </style:style>
    <style:style style:name="T36" style:family="text">
      <style:text-properties officeooo:rsid="0071868c"/>
    </style:style>
    <style:style style:name="T37" style:family="text">
      <style:text-properties officeooo:rsid="00725ece"/>
    </style:style>
    <style:style style:name="T38" style:family="text">
      <style:text-properties officeooo:rsid="00742ddf"/>
    </style:style>
    <style:style style:name="T39" style:family="text">
      <style:text-properties officeooo:rsid="00779021"/>
    </style:style>
    <style:style style:name="T40" style:family="text">
      <style:text-properties officeooo:rsid="007b588e"/>
    </style:style>
    <style:style style:name="T41" style:family="text">
      <style:text-properties officeooo:rsid="007e62ac"/>
    </style:style>
    <style:style style:name="T42" style:family="text">
      <style:text-properties officeooo:rsid="0080d19f"/>
    </style:style>
    <style:style style:name="T43" style:family="text">
      <style:text-properties officeooo:rsid="0082d948"/>
    </style:style>
    <style:style style:name="T44" style:family="text">
      <style:text-properties officeooo:rsid="0083489c"/>
    </style:style>
    <style:style style:name="T45" style:family="text">
      <style:text-properties officeooo:rsid="0085bf32"/>
    </style:style>
    <style:style style:name="T46" style:family="text">
      <style:text-properties officeooo:rsid="0087a270"/>
    </style:style>
    <style:style style:name="T47" style:family="text">
      <style:text-properties officeooo:rsid="0089b88d"/>
    </style:style>
    <style:style style:name="T48" style:family="text">
      <style:text-properties officeooo:rsid="008a918e"/>
    </style:style>
    <style:style style:name="T49" style:family="text">
      <style:text-properties officeooo:rsid="009386fb"/>
    </style:style>
    <style:style style:name="T50" style:family="text">
      <style:text-properties officeooo:rsid="009781e4"/>
    </style:style>
    <style:style style:name="T51" style:family="text">
      <style:text-properties officeooo:rsid="009f69a6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>DOMINIOS MONJAS</text:p>
      <text:p text:style-name="P10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office:value-type="string">
            <text:p text:style-name="P23"/>
          </table:table-cell>
          <table:table-cell table:style-name="Tabla1.A1" table:number-columns-spanned="4" office:value-type="string">
            <text:p text:style-name="P83">WEB</text:p>
          </table:table-cell>
          <table:covered-table-cell/>
          <table:covered-table-cell/>
          <table:covered-table-cell/>
          <table:table-cell table:style-name="Tabla1.F1" table:number-columns-spanned="3" office:value-type="string">
            <text:p text:style-name="P83">MAIL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5"/>
          </table:table-cell>
          <table:table-cell table:style-name="Tabla1.A2" office:value-type="string">
            <text:p text:style-name="P86">SSL</text:p>
          </table:table-cell>
          <table:table-cell table:style-name="Tabla1.A2" office:value-type="string">
            <text:p text:style-name="P86">DP</text:p>
          </table:table-cell>
          <table:table-cell table:style-name="Tabla1.A2" office:value-type="string">
            <text:p text:style-name="P86">DI</text:p>
          </table:table-cell>
          <table:table-cell table:style-name="Tabla1.A2" office:value-type="string">
            <text:p text:style-name="P86">Proxy</text:p>
          </table:table-cell>
          <table:table-cell table:style-name="Tabla1.A2" office:value-type="string">
            <text:p text:style-name="P86">SSL</text:p>
          </table:table-cell>
          <table:table-cell table:style-name="Tabla1.A2" office:value-type="string">
            <text:p text:style-name="P86">DP</text:p>
          </table:table-cell>
          <table:table-cell table:style-name="Tabla1.H2" office:value-type="string">
            <text:p text:style-name="P86">@</text:p>
          </table:table-cell>
        </table:table-row>
        <table:table-row>
          <table:table-cell table:style-name="Tabla1.H2" table:number-columns-spanned="8" office:value-type="string">
            <text:p text:style-name="P89">miracle_monj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87"><text:span text:style-name="T1">a</text:span>tica.org</text:p>
          </table:table-cell>
          <table:table-cell table:style-name="Tabla1.A2" office:value-type="string">
            <text:p text:style-name="P46">-</text:p>
          </table:table-cell>
          <table:table-cell table:style-name="Tabla1.A2" office:value-type="string">
            <text:p text:style-name="P58">89.7.222.194</text:p>
            <text:p text:style-name="P4">89.7.222.234</text:p>
          </table:table-cell>
          <table:table-cell table:style-name="Tabla1.A2" office:value-type="string">
            <text:p text:style-name="P24">192.168.1.30</text:p>
            <text:p text:style-name="P25">192.168.1.30</text:p>
          </table:table-cell>
          <table:table-cell table:style-name="Tabla1.A2" office:value-type="string">
            <text:p text:style-name="P46">-</text:p>
          </table:table-cell>
          <table:table-cell table:style-name="Tabla1.A2" office:value-type="string">
            <text:p text:style-name="P59">20/12/20</text:p>
          </table:table-cell>
          <table:table-cell table:style-name="Tabla1.A2" office:value-type="string">
            <text:p text:style-name="P8">89.7.222.194</text:p>
            <text:p text:style-name="P4">89.7.222.234</text:p>
          </table:table-cell>
          <table:table-cell table:style-name="Tabla1.H2" office:value-type="string">
            <text:p text:style-name="P60"><text:span text:style-name="T32">a</text:span>ticainstalaciones | aticasoluciones | gemma | joseluis | fernandoalonso</text:p>
          </table:table-cell>
        </table:table-row>
        <table:table-row>
          <table:table-cell table:style-name="Tabla1.H2" table:number-columns-spanned="8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06"/>
            <text:h text:style-name="P115" text:outline-level="3">business-card.es</text:h>
            <text:p text:style-name="P23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8">89.7.222.194</text:p>
            <text:p text:style-name="P4">89.7.222.234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9">03/01/21</text:p>
          </table:table-cell>
          <table:table-cell table:style-name="Tabla1.A2" office:value-type="string">
            <text:p text:style-name="P9">89.7.222.194</text:p>
            <text:p text:style-name="P4">89.7.222.234</text:p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16"><text:span text:style-name="T39">i</text:span>deacomonjas-cards.<text:span text:style-name="T17">business-card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8">89.7.222.194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61">urcb<text:span text:style-name="T15">.business-card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8">89.7.222.194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H2" table:number-columns-spanned="8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11"><text:bookmark text:name="paneles_widget_block_enlace_5f575bebdf420989535765"/>certified-cards.com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10">89.7.222.194</text:p>
            <text:p text:style-name="P5">89.7.222.234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9">03/01/21</text:p>
          </table:table-cell>
          <table:table-cell table:style-name="Tabla1.A2" office:value-type="string">
            <text:p text:style-name="P11">89.7.222.194</text:p>
            <text:p text:style-name="P6">89.7.222.234</text:p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1"><text:span text:style-name="T26">c</text:span><text:span text:style-name="T25">ards.</text:span><text:a xlink:type="simple" xlink:href="https://panel.dinahosting.com/dominio/resumen/_producto/certified-cards.com" text:style-name="Internet_20_link" text:visited-style-name="Visited_20_Internet_20_Link"><text:span text:style-name="T16">certified-cards.com</text:span></text:a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10">89.7.222.194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1"><text:span text:style-name="T26">i</text:span><text:span text:style-name="T25">deacomonjas-cards.</text:span><text:a xlink:type="simple" xlink:href="https://panel.dinahosting.com/dominio/resumen/_producto/certified-cards.com" text:style-name="Internet_20_link" text:visited-style-name="Visited_20_Internet_20_Link"><text:span text:style-name="T16">certified-cards.com</text:span></text:a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10">89.7.222.194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1"><text:span text:style-name="T27">r</text:span><text:span text:style-name="T25">egistro.</text:span><text:a xlink:type="simple" xlink:href="https://panel.dinahosting.com/dominio/resumen/_producto/certified-cards.com" text:style-name="Internet_20_link" text:visited-style-name="Visited_20_Internet_20_Link"><text:span text:style-name="T16">certified-cards.com</text:span></text:a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10">89.7.222.194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1"><text:span text:style-name="T26">u</text:span><text:span text:style-name="T25">rsb.</text:span><text:a xlink:type="simple" xlink:href="https://panel.dinahosting.com/dominio/resumen/_producto/certified-cards.com" text:style-name="Internet_20_link" text:visited-style-name="Visited_20_Internet_20_Link"><text:span text:style-name="T16">certified-cards.com</text:span></text:a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10">89.7.222.194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H2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1">decomadrid.org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12">89.7.222.194</text:p>
            <text:p text:style-name="P7">89.7.222.234</text:p>
          </table:table-cell>
          <table:table-cell table:style-name="Tabla1.A2" office:value-type="string">
            <text:p text:style-name="P25">192.168.1.30</text:p>
            <text:p text:style-name="P25">192.168.1.30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62"><text:span text:style-name="T41">20</text:span>/<text:span text:style-name="T41">12</text:span>/20</text:p>
          </table:table-cell>
          <table:table-cell table:style-name="Tabla1.A2" office:value-type="string">
            <text:p text:style-name="P12">89.7.222.194</text:p>
            <text:p text:style-name="P7">89.7.222.234</text:p>
          </table:table-cell>
          <table:table-cell table:style-name="Tabla1.H2" office:value-type="string">
            <text:p text:style-name="P63">decomadrid | fernando | joseluis | decomadridingenieria</text:p>
          </table:table-cell>
        </table:table-row>
        <table:table-row>
          <table:table-cell table:style-name="Tabla1.H2" table:number-columns-spanned="8" office:value-type="string">
            <text:p text:style-name="P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82">deinsaingenieros.com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12">89.7.222.194</text:p>
            <text:p text:style-name="P7">89.7.222.234</text:p>
          </table:table-cell>
          <table:table-cell table:style-name="Tabla1.A2" office:value-type="string">
            <text:p text:style-name="P25">192.168.1.30</text:p>
            <text:p text:style-name="P25">192.168.1.30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64">20/12/20</text:p>
          </table:table-cell>
          <table:table-cell table:style-name="Tabla1.A2" office:value-type="string">
            <text:p text:style-name="P12">89.7.222.194</text:p>
            <text:p text:style-name="P7">89.7.222.234</text:p>
          </table:table-cell>
          <table:table-cell table:style-name="Tabla1.H2" office:value-type="string">
            <text:p text:style-name="P63">deinsa | fernando | joseluis</text:p>
          </table:table-cell>
        </table:table-row>
        <table:table-row>
          <table:table-cell table:style-name="Tabla1.H2" table:number-columns-spanned="8" office:value-type="string">
            <text:p text:style-name="P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84"><text:span text:style-name="T18">e</text:span>cards.es <text:span text:style-name="T42">(NO FUNCIONA)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65">88.2.96.14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65">88.2.96.146</text:p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33"><text:span text:style-name="T12">recepcion</text:span><text:span text:style-name="T2">.</text:span><text:span text:style-name="T3">ecards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66">88.2.96.14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66">88.2.96.146</text:p>
          </table:table-cell>
          <table:table-cell table:style-name="Tabla1.H2" office:value-type="string">
            <text:p text:style-name="P46"/>
          </table:table-cell>
        </table:table-row>
        <text:soft-page-break/>
        <table:table-row>
          <table:table-cell table:style-name="Tabla1.A2" office:value-type="string">
            <text:p text:style-name="P33">www.<text:span text:style-name="T2">ecards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66">88.2.96.14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66">88.2.96.146</text:p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H2" table:number-columns-spanned="8" office:value-type="string">
            <text:p text:style-name="P9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91">ekaitza.es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2">82.98.135.44</text:p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47"/>
          </table:table-cell>
          <table:table-cell table:style-name="Tabla1.A2" office:value-type="string">
            <text:p text:style-name="P67"/>
          </table:table-cell>
          <table:table-cell table:style-name="Tabla1.A2" office:value-type="string">
            <text:p text:style-name="P3">82.98.135.44</text:p>
          </table:table-cell>
          <table:table-cell table:style-name="Tabla1.H2" office:value-type="string">
            <text:p text:style-name="P68"/>
          </table:table-cell>
        </table:table-row>
        <table:table-row>
          <table:table-cell table:style-name="Tabla1.H2" table:number-columns-spanned="8" office:value-type="string">
            <text:p text:style-name="P9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91"><text:span text:style-name="T19">h</text:span>omemanager.es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8">89.7.222.194</text:p>
            <text:p text:style-name="P13">89.7.222.234</text:p>
          </table:table-cell>
          <table:table-cell table:style-name="Tabla1.A2" office:value-type="string">
            <text:p text:style-name="P25">192.168.1.30</text:p>
            <text:p text:style-name="P25">192.168.1.30</text:p>
          </table:table-cell>
          <table:table-cell table:style-name="Tabla1.A2" office:value-type="string">
            <text:p text:style-name="P47">-</text:p>
            <text:p text:style-name="P47">-</text:p>
          </table:table-cell>
          <table:table-cell table:style-name="Tabla1.A2" office:value-type="string">
            <text:p text:style-name="P67">0<text:span text:style-name="T43">4</text:span>/0<text:span text:style-name="T43">1</text:span>/2<text:span text:style-name="T43">1</text:span></text:p>
          </table:table-cell>
          <table:table-cell table:style-name="Tabla1.A2" office:value-type="string">
            <text:p text:style-name="P48">89.7.222.194</text:p>
            <text:p text:style-name="P48">89.7.222.234</text:p>
          </table:table-cell>
          <table:table-cell table:style-name="Tabla1.H2" office:value-type="string">
            <text:p text:style-name="P68">homemanager | gemma | fernando | joseluis | carlos</text:p>
          </table:table-cell>
        </table:table-row>
        <table:table-row>
          <table:table-cell table:style-name="Tabla1.A2" office:value-type="string">
            <text:p text:style-name="P34">hm.<text:span text:style-name="T2">homemanager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9">217.125.140.210</text:p>
          </table:table-cell>
          <table:table-cell table:style-name="Tabla1.A2" office:value-type="string">
            <text:p text:style-name="P25">192.168.1.30</text:p>
          </table:table-cell>
          <table:table-cell table:style-name="Tabla1.A2" office:value-type="string">
            <text:p text:style-name="P25">192.168.1.3<text:span text:style-name="T33">1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34"><text:span text:style-name="T19">m</text:span>aster.<text:span text:style-name="T2">homemanager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8">217.125.140.210</text:p>
          </table:table-cell>
          <table:table-cell table:style-name="Tabla1.A2" office:value-type="string">
            <text:p text:style-name="P25">192.168.1.30</text:p>
          </table:table-cell>
          <table:table-cell table:style-name="Tabla1.A2" office:value-type="string">
            <text:p text:style-name="P25">192.168.1.3<text:span text:style-name="T33">1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34">rc1<text:span text:style-name="T2">.homemanager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8">217.125.140.210</text:p>
          </table:table-cell>
          <table:table-cell table:style-name="Tabla1.A2" office:value-type="string">
            <text:p text:style-name="P25">192.168.1.30</text:p>
          </table:table-cell>
          <table:table-cell table:style-name="Tabla1.A2" office:value-type="string">
            <text:p text:style-name="P25">192.168.1.3<text:span text:style-name="T33">1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34"><text:span text:style-name="T19">t</text:span>eho<text:span text:style-name="T2">.homemanager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8">217.125.140.210</text:p>
          </table:table-cell>
          <table:table-cell table:style-name="Tabla1.A2" office:value-type="string">
            <text:p text:style-name="P25">192.168.1.30</text:p>
          </table:table-cell>
          <table:table-cell table:style-name="Tabla1.A2" office:value-type="string">
            <text:p text:style-name="P25">192.168.1.3<text:span text:style-name="T33">1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H2" table:number-columns-spanned="8" office:value-type="string">
            <text:p text:style-name="P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93"><text:span text:style-name="T22">h</text:span>ometech.red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0">89.7.222.19<text:span text:style-name="T20">4</text:span></text:p>
            <text:p text:style-name="P49">89.7.222.234</text:p>
          </table:table-cell>
          <table:table-cell table:style-name="Tabla1.A2" office:value-type="string">
            <text:p text:style-name="P26">192.168.1.30</text:p>
            <text:p text:style-name="P26">192.168.1.30</text:p>
          </table:table-cell>
          <table:table-cell table:style-name="Tabla1.A2" office:value-type="string">
            <text:p text:style-name="P46">-</text:p>
          </table:table-cell>
          <table:table-cell table:style-name="Tabla1.A2" office:value-type="string">
            <text:p text:style-name="P67">0<text:span text:style-name="T43">4</text:span>/0<text:span text:style-name="T43">1</text:span>/2<text:span text:style-name="T43">1</text:span></text:p>
          </table:table-cell>
          <table:table-cell table:style-name="Tabla1.A2" office:value-type="string">
            <text:p text:style-name="P50">89.7.222.194</text:p>
            <text:p text:style-name="P50">89.7.222.234</text:p>
          </table:table-cell>
          <table:table-cell table:style-name="Tabla1.H2" office:value-type="string">
            <text:p text:style-name="P68">hometech | gemma | fernandoalonso | jjcobas | joseluis |carlos</text:p>
          </table:table-cell>
        </table:table-row>
        <table:table-row>
          <table:table-cell table:style-name="Tabla1.A2" office:value-type="string">
            <text:p text:style-name="P69"><text:span text:style-name="T22">a</text:span>dmin.<text:span text:style-name="T5">h</text:span><text:span text:style-name="T4">ometech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0">89.7.222.195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>-</text:p>
          </table:table-cell>
        </table:table-row>
        <table:table-row>
          <table:table-cell table:style-name="Tabla1.A2" office:value-type="string">
            <text:p text:style-name="P69"><text:span text:style-name="T22">a</text:span>pp.<text:span text:style-name="T5">h</text:span><text:span text:style-name="T4">ometech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0">89.7.222.195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51">-</text:p>
          </table:table-cell>
        </table:table-row>
        <table:table-row>
          <table:table-cell table:style-name="Tabla1.A2" office:value-type="string">
            <text:p text:style-name="P69"><text:span text:style-name="T22">d</text:span>escargas.<text:span text:style-name="T5">h</text:span><text:span text:style-name="T4">ometech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0">89.7.222.195</text:p>
          </table:table-cell>
          <table:table-cell table:style-name="Tabla1.A2" office:value-type="string">
            <text:p text:style-name="P26">192.168.1.30</text:p>
          </table:table-cell>
          <table:table-cell table:style-name="Tabla1.A2" office:value-type="string">
            <text:p text:style-name="P46">-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51">-</text:p>
          </table:table-cell>
        </table:table-row>
        <table:table-row>
          <table:table-cell table:style-name="Tabla1.A2" office:value-type="string">
            <text:p text:style-name="P69"><text:span text:style-name="T22">g</text:span>estion.<text:span text:style-name="T5">h</text:span><text:span text:style-name="T4">ometech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0">89.7.222.195</text:p>
          </table:table-cell>
          <table:table-cell table:style-name="Tabla1.A2" office:value-type="string">
            <text:p text:style-name="P26">192.168.1.30</text:p>
          </table:table-cell>
          <table:table-cell table:style-name="Tabla1.A2" office:value-type="string">
            <text:p text:style-name="P46">-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51">-</text:p>
          </table:table-cell>
        </table:table-row>
        <table:table-row>
          <table:table-cell table:style-name="Tabla1.A2" office:value-type="string">
            <text:p text:style-name="P69">hm.<text:span text:style-name="T5">h</text:span><text:span text:style-name="T4">ometech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0">89.7.222.195</text:p>
          </table:table-cell>
          <table:table-cell table:style-name="Tabla1.A2" office:value-type="string">
            <text:p text:style-name="P26">192.168.1.30</text:p>
          </table:table-cell>
          <table:table-cell table:style-name="Tabla1.A2" office:value-type="string">
            <text:p text:style-name="P46">-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51">-</text:p>
          </table:table-cell>
        </table:table-row>
        <table:table-row>
          <table:table-cell table:style-name="Tabla1.A2" office:value-type="string">
            <text:p text:style-name="P69"><text:span text:style-name="T22">h</text:span>omemanager.<text:span text:style-name="T5">h</text:span><text:span text:style-name="T4">ometech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0">89.7.222.195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51">-</text:p>
          </table:table-cell>
        </table:table-row>
        <table:table-row>
          <table:table-cell table:style-name="Tabla1.A2" office:value-type="string">
            <text:p text:style-name="P69"><text:span text:style-name="T22">i</text:span>deacomonjas-rudy.<text:span text:style-name="T5">h</text:span><text:span text:style-name="T4">ometech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0">89.7.222.195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51">-</text:p>
          </table:table-cell>
        </table:table-row>
        <table:table-row>
          <table:table-cell table:style-name="Tabla1.A2" office:value-type="string">
            <text:p text:style-name="P69"><text:span text:style-name="T22">i</text:span>deacomonjas-rudy2.<text:span text:style-name="T5">h</text:span><text:span text:style-name="T4">ometech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0">89.7.222.195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51">-</text:p>
          </table:table-cell>
        </table:table-row>
        <table:table-row>
          <table:table-cell table:style-name="Tabla1.A2" office:value-type="string">
            <text:p text:style-name="P69"><text:span text:style-name="T22">m</text:span>aster.<text:span text:style-name="T5">h</text:span><text:span text:style-name="T4">ometech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2">89.7.222.195</text:p>
          </table:table-cell>
          <table:table-cell table:style-name="Tabla1.A2" office:value-type="string">
            <text:p text:style-name="P26">192.168.1.30</text:p>
          </table:table-cell>
          <table:table-cell table:style-name="Tabla1.A2" office:value-type="string">
            <text:p text:style-name="P46">-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51">-</text:p>
          </table:table-cell>
        </table:table-row>
        <table:table-row>
          <table:table-cell table:style-name="Tabla1.A2" office:value-type="string">
            <text:p text:style-name="P69"><text:span text:style-name="T22">m</text:span>aster1.<text:span text:style-name="T5">h</text:span><text:span text:style-name="T4">ometech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2">89.7.222.195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51">-</text:p>
          </table:table-cell>
        </table:table-row>
        <table:table-row>
          <table:table-cell table:style-name="Tabla1.A2" office:value-type="string">
            <text:p text:style-name="P69"><text:span text:style-name="T22">p</text:span>iloto.<text:span text:style-name="T5">h</text:span><text:span text:style-name="T4">ometech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2">89.7.222.195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51">-</text:p>
          </table:table-cell>
        </table:table-row>
        <table:table-row>
          <table:table-cell table:style-name="Tabla1.A2" office:value-type="string">
            <text:p text:style-name="P69"><text:span text:style-name="T22">r</text:span>c<text:span text:style-name="T21">1.</text:span><text:span text:style-name="T5">h</text:span><text:span text:style-name="T4">ometech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2">89.7.222.195</text:p>
          </table:table-cell>
          <table:table-cell table:style-name="Tabla1.A2" office:value-type="string">
            <text:p text:style-name="P26">192.168.1.30</text:p>
          </table:table-cell>
          <table:table-cell table:style-name="Tabla1.A2" office:value-type="string">
            <text:p text:style-name="P46">-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51">-</text:p>
          </table:table-cell>
        </table:table-row>
        <table:table-row>
          <table:table-cell table:style-name="Tabla1.A2" office:value-type="string">
            <text:p text:style-name="P69"><text:span text:style-name="T22">r</text:span>outer.<text:span text:style-name="T5">h</text:span><text:span text:style-name="T4">ometech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2">83.56.25.97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51">-</text:p>
          </table:table-cell>
        </table:table-row>
        <table:table-row>
          <table:table-cell table:style-name="Tabla1.A2" office:value-type="string">
            <text:p text:style-name="P69"><text:span text:style-name="T22">r</text:span>outer2.<text:span text:style-name="T5">h</text:span><text:span text:style-name="T4">ometech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2">89.7.222.195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51">-</text:p>
          </table:table-cell>
        </table:table-row>
        <text:soft-page-break/>
        <table:table-row>
          <table:table-cell table:style-name="Tabla1.A2" office:value-type="string">
            <text:p text:style-name="P69"><text:span text:style-name="T22">t</text:span>eho.<text:span text:style-name="T5">h</text:span><text:span text:style-name="T4">ometech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2">89.7.222.195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51">-</text:p>
          </table:table-cell>
        </table:table-row>
        <table:table-row>
          <table:table-cell table:style-name="Tabla1.A2" office:value-type="string">
            <text:p text:style-name="P69"><text:span text:style-name="T22">t</text:span>eho1.<text:span text:style-name="T5">h</text:span><text:span text:style-name="T4">ometech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2">89.7.222.195</text:p>
          </table:table-cell>
          <table:table-cell table:style-name="Tabla1.A2" office:value-type="string">
            <text:p text:style-name="P26">192.168.1.30</text:p>
          </table:table-cell>
          <table:table-cell table:style-name="Tabla1.A2" office:value-type="string">
            <text:p text:style-name="P46">-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51">-</text:p>
          </table:table-cell>
        </table:table-row>
        <table:table-row>
          <table:table-cell table:style-name="Tabla1.A2" office:value-type="string">
            <text:p text:style-name="P69"><text:span text:style-name="T22">t</text:span>eho2.<text:span text:style-name="T5">h</text:span><text:span text:style-name="T4">ometech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2">89.7.222.195</text:p>
          </table:table-cell>
          <table:table-cell table:style-name="Tabla1.A2" office:value-type="string">
            <text:p text:style-name="P26">192.168.1.30</text:p>
          </table:table-cell>
          <table:table-cell table:style-name="Tabla1.A2" office:value-type="string">
            <text:p text:style-name="P46">-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69"><text:span text:style-name="T22">t</text:span>eho3.<text:span text:style-name="T5">h</text:span><text:span text:style-name="T4">ometech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2">89.7.222.195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H2" table:number-columns-spanned="8" office:value-type="string"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95">lateingenieros.com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14">89.7.222.194</text:p>
            <text:p text:style-name="P14">89.7.222.234</text:p>
          </table:table-cell>
          <table:table-cell table:style-name="Tabla1.A2" office:value-type="string">
            <text:p text:style-name="P27">192.168.1.30</text:p>
            <text:p text:style-name="P27">192.168.1.30</text:p>
          </table:table-cell>
          <table:table-cell table:style-name="Tabla1.A2" office:value-type="string">
            <text:p text:style-name="P46">-</text:p>
          </table:table-cell>
          <table:table-cell table:style-name="Tabla1.A2" office:value-type="string">
            <text:p text:style-name="P70"><text:span text:style-name="T44">20</text:span>/<text:span text:style-name="T44">12</text:span>/20</text:p>
          </table:table-cell>
          <table:table-cell table:style-name="Tabla1.A2" office:value-type="string">
            <text:p text:style-name="P8">89.7.222.194</text:p>
            <text:p text:style-name="P8">89.7.222.234</text:p>
          </table:table-cell>
          <table:table-cell table:style-name="Tabla1.H2" office:value-type="string">
            <text:p text:style-name="P63">late | pruebas</text:p>
          </table:table-cell>
        </table:table-row>
        <table:table-row>
          <table:table-cell table:style-name="Tabla1.H2" table:number-columns-spanned="8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97"><text:span text:style-name="T24">m</text:span>iraclesoa.com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14">89.7.222.194</text:p>
            <text:p text:style-name="P14">89.7.222.234</text:p>
          </table:table-cell>
          <table:table-cell table:style-name="Tabla1.A2" office:value-type="string">
            <text:p text:style-name="P28">192.168.1.30</text:p>
            <text:p text:style-name="P28">192.168.1.30</text:p>
          </table:table-cell>
          <table:table-cell table:style-name="Tabla1.A2" office:value-type="string">
            <text:p text:style-name="P46">-</text:p>
          </table:table-cell>
          <table:table-cell table:style-name="Tabla1.A2" office:value-type="string">
            <text:p text:style-name="P72"><text:span text:style-name="T44">20</text:span>/<text:span text:style-name="T44">12</text:span>/20</text:p>
          </table:table-cell>
          <table:table-cell table:style-name="Tabla1.A2" office:value-type="string">
            <text:p text:style-name="P14">89.7.222.194</text:p>
            <text:p text:style-name="P14">89.7.222.234</text:p>
          </table:table-cell>
          <table:table-cell table:style-name="Tabla1.H2" office:value-type="string">
            <text:p text:style-name="P63">miracle | fernando | gemma | joseluis</text:p>
          </table:table-cell>
        </table:table-row>
        <table:table-row>
          <table:table-cell table:style-name="Tabla1.H2" table:number-columns-spanned="8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h text:style-name="P126" text:outline-level="3">merinopeluqueros.com</text:h>
          </table:table-cell>
          <table:table-cell table:style-name="Tabla1.A2" office:value-type="string">
            <text:p text:style-name="P119"/>
          </table:table-cell>
          <table:table-cell table:style-name="Tabla1.A2" office:value-type="string">
            <text:p text:style-name="P117">89.7.222.194</text:p>
          </table:table-cell>
          <table:table-cell table:style-name="Tabla1.A2" office:value-type="string">
            <text:p text:style-name="P119"/>
          </table:table-cell>
          <table:table-cell table:style-name="Tabla1.A2" office:value-type="string">
            <text:p text:style-name="P119"/>
          </table:table-cell>
          <table:table-cell table:style-name="Tabla1.A2" office:value-type="string">
            <text:p text:style-name="P121"/>
          </table:table-cell>
          <table:table-cell table:style-name="Tabla1.A2" office:value-type="string">
            <text:p text:style-name="P120"/>
          </table:table-cell>
          <table:table-cell table:style-name="Tabla1.H2" office:value-type="string">
            <text:p text:style-name="P119"/>
          </table:table-cell>
        </table:table-row>
        <table:table-row>
          <table:table-cell table:style-name="Tabla1.H2" table:number-columns-spanned="8" office:value-type="string">
            <text:p text:style-name="P1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97"><text:span text:style-name="T23">s</text:span>marthome.red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3">89.7.222.194</text:p>
            <text:p text:style-name="P53">89.7.222.234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>-</text:p>
          </table:table-cell>
          <table:table-cell table:style-name="Tabla1.A2" office:value-type="string">
            <text:p text:style-name="P73">20/12/20</text:p>
          </table:table-cell>
          <table:table-cell table:style-name="Tabla1.A2" office:value-type="string">
            <text:p text:style-name="P53">89.7.222.194</text:p>
            <text:p text:style-name="P53">89.7.222.234</text:p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74"><text:span text:style-name="T23">h</text:span>mmaqueta.<text:span text:style-name="T7">s</text:span><text:span text:style-name="T6">marthome.red </text:span><text:span text:style-name="T11">(no funciona)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4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74"><text:span text:style-name="T23">i</text:span>kasa.<text:span text:style-name="T7">s</text:span><text:span text:style-name="T6">marthome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4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4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74">mansionesmaqueta.<text:span text:style-name="T7">s</text:span><text:span text:style-name="T6">marthome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4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8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74">plataforma.<text:span text:style-name="T7">s</text:span><text:span text:style-name="T6">marthome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4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74">plataforma40.<text:span text:style-name="T7">s</text:span><text:span text:style-name="T6">marthome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4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74">plataformacomun.<text:span text:style-name="T7">s</text:span><text:span text:style-name="T6">marthome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4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74">rc1maqueta.<text:span text:style-name="T7">s</text:span><text:span text:style-name="T6">marthome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4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74">scadaweb.<text:span text:style-name="T7">s</text:span><text:span text:style-name="T6">marthome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4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74">tehoedificio.<text:span text:style-name="T7">s</text:span><text:span text:style-name="T6">marthome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4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74">tehohotel.<text:span text:style-name="T7">s</text:span><text:span text:style-name="T6">marthome.red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4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71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0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99"><text:span text:style-name="T30">t</text:span>ecnologiasit.org <text:span text:style-name="T45">(muestra sitio no seguro)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5">88.12.32.148</text:p>
          </table:table-cell>
          <table:table-cell table:style-name="Tabla1.A2" office:value-type="string">
            <text:p text:style-name="P29">192.168.1.3<text:span text:style-name="T36">1</text:span></text:p>
          </table:table-cell>
          <table:table-cell table:style-name="Tabla1.A2" office:value-type="string">
            <text:p text:style-name="P30">192.168.1.3<text:span text:style-name="T37">3</text:span></text:p>
          </table:table-cell>
          <table:table-cell table:style-name="Tabla1.A2" office:value-type="string">
            <text:p text:style-name="P75">04/01/21</text:p>
          </table:table-cell>
          <table:table-cell table:style-name="Tabla1.A2" office:value-type="string">
            <text:p text:style-name="P76"/>
          </table:table-cell>
          <table:table-cell table:style-name="Tabla1.H2" office:value-type="string">
            <text:p text:style-name="P46">-</text:p>
          </table:table-cell>
        </table:table-row>
        <text:soft-page-break/>
        <table:table-row>
          <table:table-cell table:style-name="Tabla1.A2" office:value-type="string">
            <text:p text:style-name="P39"><text:span text:style-name="T30">a</text:span>yuntamientocoslada.<text:span text:style-name="T9">t</text:span><text:span text:style-name="T2">ecnologiasit.org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5">88.12.32.148</text:p>
          </table:table-cell>
          <table:table-cell table:style-name="Tabla1.A2" office:value-type="string">
            <text:p text:style-name="P29">192.168.1.3<text:span text:style-name="T36">1</text:span></text:p>
          </table:table-cell>
          <table:table-cell table:style-name="Tabla1.A2" office:value-type="string">
            <text:p text:style-name="P30">192.168.1.3<text:span text:style-name="T37">3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>-</text:p>
          </table:table-cell>
        </table:table-row>
        <table:table-row>
          <table:table-cell table:style-name="Tabla1.A2" office:value-type="string">
            <text:p text:style-name="P39">cronos.<text:span text:style-name="T9">t</text:span><text:span text:style-name="T2">ecnologiasit.org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5">80.38.102.189</text:p>
          </table:table-cell>
          <table:table-cell table:style-name="Tabla1.A2" office:value-type="string">
            <text:p text:style-name="P29">-</text:p>
          </table:table-cell>
          <table:table-cell table:style-name="Tabla1.A2" office:value-type="string">
            <text:p text:style-name="P30">-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>-</text:p>
          </table:table-cell>
        </table:table-row>
        <table:table-row>
          <table:table-cell table:style-name="Tabla1.A2" office:value-type="string">
            <text:p text:style-name="P39">pilotocoslada.<text:span text:style-name="T9">t</text:span><text:span text:style-name="T2">ecnologiasit.org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5">88.12.32.148</text:p>
          </table:table-cell>
          <table:table-cell table:style-name="Tabla1.A2" office:value-type="string">
            <text:p text:style-name="P29">192.168.1.3<text:span text:style-name="T36">1</text:span></text:p>
          </table:table-cell>
          <table:table-cell table:style-name="Tabla1.A2" office:value-type="string">
            <text:p text:style-name="P30">192.168.1.3<text:span text:style-name="T37">3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>-</text:p>
          </table:table-cell>
        </table:table-row>
        <table:table-row>
          <table:table-cell table:style-name="Tabla1.A2" office:value-type="string">
            <text:p text:style-name="P39">teho.<text:span text:style-name="T9">t</text:span><text:span text:style-name="T2">ecnologiasit.org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5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>-</text:p>
          </table:table-cell>
        </table:table-row>
        <table:table-row>
          <table:table-cell table:style-name="Tabla1.A2" office:value-type="string">
            <text:p text:style-name="P39">tehocoslada.<text:span text:style-name="T9">t</text:span><text:span text:style-name="T2">ecnologiasit.org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5">88.12.32.148</text:p>
          </table:table-cell>
          <table:table-cell table:style-name="Tabla1.A2" office:value-type="string">
            <text:p text:style-name="P29">192.168.1.3<text:span text:style-name="T36">1</text:span></text:p>
          </table:table-cell>
          <table:table-cell table:style-name="Tabla1.A2" office:value-type="string">
            <text:p text:style-name="P30">192.168.1.3<text:span text:style-name="T37">3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>-</text:p>
          </table:table-cell>
        </table:table-row>
        <table:table-row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0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100"><text:span text:style-name="T29">u</text:span>niquehome.es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15">89.7.222.194</text:p>
            <text:p text:style-name="P17">89.7.222.234</text:p>
          </table:table-cell>
          <table:table-cell table:style-name="Tabla1.A2" office:value-type="string">
            <text:p text:style-name="P31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77"><text:span text:style-name="T46">20</text:span>/<text:span text:style-name="T46">12</text:span>/20</text:p>
          </table:table-cell>
          <table:table-cell table:style-name="Tabla1.A2" office:value-type="string">
            <text:p text:style-name="P8">89.7.222.194</text:p>
            <text:p text:style-name="P18">89.7.222.234</text:p>
          </table:table-cell>
          <table:table-cell table:style-name="Tabla1.H2" office:value-type="string">
            <text:p text:style-name="P78"><text:span text:style-name="T38">u</text:span>niquehome | gemma | fernando | joseluis | jjcobas | carlos</text:p>
          </table:table-cell>
        </table:table-row>
        <table:table-row>
          <table:table-cell table:style-name="Tabla1.A2" office:value-type="string">
            <text:p text:style-name="P41"><text:span text:style-name="T29">a</text:span>rdal<text:span text:style-name="T2">.</text:span><text:span text:style-name="T8">uniquehome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6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1">descargas<text:span text:style-name="T2">.</text:span><text:span text:style-name="T8">uniquehome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6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1">privacy<text:span text:style-name="T2">.</text:span><text:span text:style-name="T8">uniquehome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6">89.7.222.194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1">robert<text:span text:style-name="T2">.</text:span><text:span text:style-name="T8">uniquehome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6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1">sms<text:span text:style-name="T2">.</text:span><text:span text:style-name="T8">uniquehome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6">89.7.222.194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0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102">uniquehometech.es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15">89.7.222.194</text:p>
            <text:p text:style-name="P19">89.7.222.234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79">04/01/21</text:p>
          </table:table-cell>
          <table:table-cell table:style-name="Tabla1.A2" office:value-type="string">
            <text:p text:style-name="P37">89.7.222.194</text:p>
            <text:p text:style-name="P37">89.7.222.234</text:p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<text:span text:style-name="T31">a</text:span>lmacen<text:span text:style-name="T2">.</text:span>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7">1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almacen2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7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almacen3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7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blogrc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7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blogteho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7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demo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7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esthermovil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7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esthertablet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7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frio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7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home1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7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home2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7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ext:soft-page-break/>
        <table:table-row>
          <table:table-cell table:style-name="Tabla1.A2" office:value-type="string">
            <text:p text:style-name="P42">home3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7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home4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7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home5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7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hotel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7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moraleja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8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noemovil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8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noetablet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8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pruebas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8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pruebas2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8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rc2-servicio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8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rccasual2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8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teho1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8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teho2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8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2">teho4.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8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3">t<text:span text:style-name="T28">eho5.</text:span>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8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3"><text:span text:style-name="T28">teho6.</text:span>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8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3"><text:span text:style-name="T28">teho8.</text:span>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8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43"><text:span text:style-name="T28">teho9.</text:span><text:span text:style-name="T10">uniquehometech.es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38">88.12.32.148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71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0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H2" table:number-columns-spanned="8" office:value-type="string">
            <text:p text:style-name="P32">gemma@uniquehome.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89">espacionatural.net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15">82.98.135.44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0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89">espacionatu<text:span text:style-name="T47">r</text:span>al<text:span text:style-name="T47">el</text:span>ardal.<text:span text:style-name="T48">com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0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80"><text:span text:style-name="T50">a</text:span>rdal.<text:span text:style-name="T2">espacionaturalelardal.com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5">89.7.222.19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80"><text:span text:style-name="T50">a</text:span>rdal1.<text:span text:style-name="T2">espacionaturalelardal.com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5">89.7.222.19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80"><text:span text:style-name="T50">a</text:span>rdal2.<text:span text:style-name="T2">espacionaturalelardal.com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5">89.7.222.19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80"><text:span text:style-name="T50">c</text:span>olaboradores.<text:span text:style-name="T2">espacionaturalelardal.com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5">89.7.222.19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ext:soft-page-break/>
        <table:table-row>
          <table:table-cell table:style-name="Tabla1.A2" office:value-type="string">
            <text:p text:style-name="P80"><text:span text:style-name="T50">c</text:span>omedor.<text:span text:style-name="T2">espacionaturalelardal.com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5">89.7.222.19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80"><text:span text:style-name="T50">d</text:span>escargas.<text:span text:style-name="T2">espacionaturalelardal.com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5">89.7.222.19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80"><text:span text:style-name="T50">d</text:span>irector.<text:span text:style-name="T2">espacionaturalelardal.com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5">89.7.222.19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80"><text:span text:style-name="T50">d</text:span>irector1.<text:span text:style-name="T2">espacionaturalelardal.com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5">89.7.222.19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80"><text:span text:style-name="T50">e</text:span>specialistas.<text:span text:style-name="T2">espacionaturalelardal.com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5">89.7.222.19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80"><text:span text:style-name="T50">f</text:span>ichaalumno2.<text:span text:style-name="T2">espacionaturalelardal.com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5">89.7.222.19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80"><text:span text:style-name="T50">i</text:span>deacomonjas-ardal.<text:span text:style-name="T2">espacionaturalelardal.com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5">89.7.222.19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80"><text:span text:style-name="T50">i</text:span>deacomonjas-ardal<text:span text:style-name="T40">2.</text:span><text:span text:style-name="T2">espacionaturalelardal.com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5">89.7.222.19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80"><text:span text:style-name="T50">m</text:span>antenimiento.<text:span text:style-name="T2">espacionaturalelardal.com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5">89.7.222.19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80"><text:span text:style-name="T50">m</text:span>aster.<text:span text:style-name="T2">espacionaturalelardal.com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5">89.7.222.19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80"><text:span text:style-name="T50">m</text:span>aster2.<text:span text:style-name="T2">espacionaturalelardal.com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5">89.7.222.19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80"><text:span text:style-name="T50">p</text:span>adres.<text:span text:style-name="T2">espacionaturalelardal.com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5">89.7.222.19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81">produccion.<text:span text:style-name="T2">espacionaturalelardal.com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6">89.7.222.19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80"><text:span text:style-name="T50">r</text:span>outer.<text:span text:style-name="T2">espacionaturalelardal.com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5">89.7.222.19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80"><text:span text:style-name="T51">sat</text:span>.<text:span text:style-name="T2">espacionaturalelardal.com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5">89.7.222.19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80"><text:span text:style-name="T50">t</text:span>utor.<text:span text:style-name="T2">espacionaturalelardal.com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5">89.7.222.19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80"><text:span text:style-name="T50">w</text:span>ww.<text:span text:style-name="T2">espacionaturalelardal.com</text:span>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57">89.7.222.196</text:p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A2" office:value-type="string">
            <text:p text:style-name="P46"/>
          </table:table-cell>
          <table:table-cell table:style-name="Tabla1.H2" office:value-type="string">
            <text:p text:style-name="P46"/>
          </table:table-cell>
        </table:table-row>
      </table:table>
      <text:p text:style-name="P10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44"/>
          </table:table-cell>
          <table:table-cell table:style-name="Tabla2.A1" office:value-type="string">
            <text:p text:style-name="P106">F. Creacion</text:p>
          </table:table-cell>
          <table:table-cell table:style-name="Tabla2.A1" office:value-type="string">
            <text:p text:style-name="P106">F. Expiración</text:p>
          </table:table-cell>
          <table:table-cell table:style-name="Tabla2.A1" office:value-type="string">
            <text:p text:style-name="P106">Nombre</text:p>
          </table:table-cell>
          <table:table-cell table:style-name="Tabla2.A1" office:value-type="string">
            <text:p text:style-name="P107"/>
          </table:table-cell>
        </table:table-row>
        <table:table-row>
          <table:table-cell table:style-name="Tabla2.A2" table:number-columns-spanned="5" office:value-type="string">
            <text:p text:style-name="P90">miracle_monj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88"><text:span text:style-name="T1">a</text:span>tica.org</text:p>
          </table:table-cell>
          <table:table-cell table:style-name="Tabla2.A3" office:value-type="string">
            <text:p text:style-name="P20">04/07/20<text:span text:style-name="T34">02</text:span></text:p>
          </table:table-cell>
          <table:table-cell table:style-name="Tabla2.A3" office:value-type="string">
            <text:p text:style-name="P20">04/07/2021</text:p>
          </table:table-cell>
          <table:table-cell table:style-name="Tabla2.A3" office:value-type="string">
            <text:p text:style-name="P112"><text:span text:style-name="Strong_20_Emphasis"><text:span text:style-name="T13">Gemma Bris</text:span></text:span></text:p>
            <text:list xml:id="list437563381" text:style-name="L1">
              <text:list-item>
                <text:p text:style-name="P141">Verano No 39</text:p>
              </text:list-item>
              <text:list-item>
                <text:p text:style-name="P141">Madrid, Madrid ( 28850 ES )</text:p>
              </text:list-item>
              <text:list-item>
                <text:p text:style-name="P141">campanillas500@hotmail.com / +34.916758485</text:p>
              </text:list-item>
            </text:list>
          </table:table-cell>
          <table:table-cell table:style-name="Tabla2.A3" office:value-type="string">
            <text:p text:style-name="P107">@-&gt;89.7.222.194</text:p>
            <text:p text:style-name="P107">mail1-&gt;89.7.222.194</text:p>
            <text:p text:style-name="P107">mail2-&gt;89.7.222.234</text:p>
          </table:table-cell>
        </table:table-row>
        <table:table-row>
          <table:table-cell table:style-name="Tabla2.A3" office:value-type="string">
            <text:p text:style-name="P107"/>
            <text:h text:style-name="P116" text:outline-level="3">business-card.es</text:h>
            <text:p text:style-name="P44"/>
          </table:table-cell>
          <table:table-cell table:style-name="Tabla2.A3" office:value-type="string">
            <text:p text:style-name="P106">16/08/2018</text:p>
          </table:table-cell>
          <table:table-cell table:style-name="Tabla2.A3" office:value-type="string">
            <text:p text:style-name="P106">16/08/2021</text:p>
          </table:table-cell>
          <table:table-cell table:style-name="Tabla2.A3" office:value-type="string">
            <text:p text:style-name="P112"><text:span text:style-name="Strong_20_Emphasis"><text:span text:style-name="T13">gemma bris</text:span></text:span></text:p>
            <text:list xml:id="list722832571" text:style-name="L2">
              <text:list-item>
                <text:p text:style-name="P140">verano,39</text:p>
              </text:list-item>
              <text:list-item>
                <text:p text:style-name="P140">torrejon de ardoz, Madrid ( 28850 ES )</text:p>
              </text:list-item>
              <text:list-item>
                <text:p text:style-name="P140">gemma@miraclesoa.com / +34.638829607</text:p>
              </text:list-item>
            </text:list>
          </table:table-cell>
          <table:table-cell table:style-name="Tabla2.A3" office:value-type="string">
            <text:p text:style-name="P106">@-&gt;89.7.222.194</text:p>
            <text:p text:style-name="P106">urcb89.7.222.194</text:p>
            <text:p text:style-name="P106">ideacomonjas-cards89.7.222.194</text:p>
            <text:p text:style-name="P106">mail1-&gt;89.7.222.194</text:p>
          </table:table-cell>
        </table:table-row>
        <table:table-row>
          <table:table-cell table:style-name="Tabla2.A3" office:value-type="string">
            <text:p text:style-name="P110"><text:a xlink:type="simple" xlink:href="https://panel.dinahosting.com/dominio/resumen/_producto/certified-cards.com" text:style-name="Internet_20_link" text:visited-style-name="Visited_20_Internet_20_Link"><text:span text:style-name="T14">certified-cards.com</text:span></text:a></text:p>
          </table:table-cell>
          <table:table-cell table:style-name="Tabla2.A3" office:value-type="string">
            <text:p text:style-name="P106">16/08/2018</text:p>
          </table:table-cell>
          <table:table-cell table:style-name="Tabla2.A3" office:value-type="string">
            <text:p text:style-name="P106">16/08/2021</text:p>
          </table:table-cell>
          <table:table-cell table:style-name="Tabla2.A3" office:value-type="string">
            <text:p text:style-name="P113"><text:span text:style-name="Strong_20_Emphasis"><text:span text:style-name="T13">gemma bris</text:span></text:span></text:p>
            <text:list xml:id="list3129892770" text:style-name="L3">
              <text:list-item>
                <text:p text:style-name="P138">verano,39</text:p>
              </text:list-item>
              <text:list-item>
                <text:p text:style-name="P138">torrejon de ardoz, Madrid ( 28850 ES )</text:p>
              </text:list-item>
              <text:list-item>
                <text:p text:style-name="P138">gemma@miraclesoa.com / +34.638829607</text:p>
              </text:list-item>
            </text:list>
          </table:table-cell>
          <table:table-cell table:style-name="Tabla2.A3" office:value-type="string">
            <text:p text:style-name="P106">@-&gt;89.7.222.194</text:p>
            <text:p text:style-name="P106">registro-&gt;89.7.222.194</text:p>
            <text:p text:style-name="P106">mail2-&gt;89.7.222.234</text:p>
            <text:p text:style-name="P106">mail1-&gt;89.7.222.194</text:p>
          </table:table-cell>
        </table:table-row>
        <table:table-row>
          <table:table-cell table:style-name="Tabla2.A3" office:value-type="string">
            <text:p text:style-name="P22">decomadrid.org</text:p>
          </table:table-cell>
          <table:table-cell table:style-name="Tabla2.A3" office:value-type="string">
            <text:p text:style-name="P106">01/07/2005</text:p>
          </table:table-cell>
          <table:table-cell table:style-name="Tabla2.A3" office:value-type="string">
            <text:p text:style-name="P106">01/07/2021</text:p>
          </table:table-cell>
          <table:table-cell table:style-name="Tabla2.A3" office:value-type="string">
            <text:p text:style-name="P114">gemma bris lagartera</text:p>
            <text:list xml:id="list1379872879" text:style-name="L4">
              <text:list-item>
                <text:p text:style-name="P139">C/ Verano 39</text:p>
              </text:list-item>
              <text:list-item>
                <text:p text:style-name="P139">Torrejon de Ardoz, Madrid ( 28850 ES )</text:p>
              </text:list-item>
              <text:list-item>
                <text:p text:style-name="P139">gemma@atica.org / +34.916758485</text:p>
              </text:list-item>
            </text:list>
          </table:table-cell>
          <table:table-cell table:style-name="Tabla2.A3" office:value-type="string">
            <text:p text:style-name="P106">@-&gt;89.7.222.194</text:p>
            <text:p text:style-name="P106">mail2-&gt;89.7.222.234</text:p>
            <text:p text:style-name="P106">mail1-&gt;89.7.222.194</text:p>
          </table:table-cell>
        </table:table-row>
        <table:table-row>
          <table:table-cell table:style-name="Tabla2.A3" office:value-type="string">
            <text:p text:style-name="P104">deinsaingenieros.com</text:p>
          </table:table-cell>
          <table:table-cell table:style-name="Tabla2.A3" office:value-type="string">
            <text:p text:style-name="P106">19/10/2009</text:p>
          </table:table-cell>
          <table:table-cell table:style-name="Tabla2.A3" office:value-type="string">
            <text:p text:style-name="P106">19/10/202<text:span text:style-name="T49">1</text:span></text:p>
          </table:table-cell>
          <table:table-cell table:style-name="Tabla2.A3" office:value-type="string">
            <text:p text:style-name="P113"><text:span text:style-name="Strong_20_Emphasis"><text:span text:style-name="T13">DEINSA SISTEMAS</text:span></text:span></text:p>
            <text:list xml:id="list3145572004" text:style-name="L5">
              <text:list-item>
                <text:p text:style-name="P137">jose luis alvarez fernandez</text:p>
              </text:list-item>
              <text:list-item>
                <text:p text:style-name="P137">C/ Verano, 39</text:p>
              </text:list-item>
              <text:list-item>
                <text:p text:style-name="P137">Torrejon de Ardoz, Madrid ( 28850 ES )</text:p>
              </text:list-item>
              <text:list-item>
                <text:p text:style-name="P137">deinsa@deinsaingenieros.com / +34.916758485</text:p>
              </text:list-item>
            </text:list>
          </table:table-cell>
          <table:table-cell table:style-name="Tabla2.A3" office:value-type="string">
            <text:p text:style-name="P106">@-&gt;89.7.222.194</text:p>
            <text:p text:style-name="P106">mail1-&gt;89.7.222.194</text:p>
            <text:p text:style-name="P106">mail2-&gt;89.7.222.234</text:p>
          </table:table-cell>
        </table:table-row>
        <table:table-row>
          <table:table-cell table:style-name="Tabla2.A3" office:value-type="string">
            <text:p text:style-name="P85"><text:span text:style-name="T18">e</text:span>cards.es</text:p>
          </table:table-cell>
          <table:table-cell table:style-name="Tabla2.A3" office:value-type="string">
            <text:p text:style-name="P106">16/08/2018</text:p>
          </table:table-cell>
          <table:table-cell table:style-name="Tabla2.A3" office:value-type="string">
            <text:p text:style-name="P106">16/08/2021</text:p>
          </table:table-cell>
          <table:table-cell table:style-name="Tabla2.A3" office:value-type="string">
            <text:p text:style-name="P113"><text:span text:style-name="Strong_20_Emphasis"><text:span text:style-name="T13">gemma bris</text:span></text:span></text:p>
            <text:list xml:id="list669378904" text:style-name="L6">
              <text:list-item>
                <text:p text:style-name="P136">verano,39</text:p>
              </text:list-item>
              <text:list-item>
                <text:p text:style-name="P136">torrejon de ardoz, Madrid ( 28850 ES )</text:p>
              </text:list-item>
              <text:list-item>
                <text:p text:style-name="P135"><text:soft-page-break/>gemma@miraclesoa.com / +34.638829607</text:p>
              </text:list-item>
            </text:list>
          </table:table-cell>
          <table:table-cell table:style-name="Tabla2.A3" office:value-type="string">
            <text:p text:style-name="P106">@88.2.96.146</text:p>
            <text:p text:style-name="P106">www88.2.96.146</text:p>
            <text:p text:style-name="P106">recepcion88.2.96.146</text:p>
          </table:table-cell>
        </table:table-row>
        <table:table-row>
          <table:table-cell table:style-name="Tabla2.A3" office:value-type="string">
            <text:p text:style-name="P92"><text:span text:style-name="T19">h</text:span>omemanager.es</text:p>
          </table:table-cell>
          <table:table-cell table:style-name="Tabla2.A3" office:value-type="string">
            <text:p text:style-name="P106">11/02/2016</text:p>
          </table:table-cell>
          <table:table-cell table:style-name="Tabla2.A3" office:value-type="string">
            <text:p text:style-name="P107"><text:span text:style-name="T34">1</text:span><text:span text:style-name="T12">1/02/2021</text:span></text:p>
          </table:table-cell>
          <table:table-cell table:style-name="Tabla2.A3" office:value-type="string">
            <text:p text:style-name="P113"><text:span text:style-name="Strong_20_Emphasis"><text:span text:style-name="T13">gemma bris</text:span></text:span></text:p>
            <text:list xml:id="list581777387" text:style-name="L7">
              <text:list-item>
                <text:p text:style-name="P142">verano,39</text:p>
              </text:list-item>
              <text:list-item>
                <text:p text:style-name="P142">torrejon de ardoz, Madrid ( 28850 ES )</text:p>
              </text:list-item>
              <text:list-item>
                <text:p text:style-name="P142">gemma@miraclesoa.com / +34.638829607</text:p>
              </text:list-item>
            </text:list>
          </table:table-cell>
          <table:table-cell table:style-name="Tabla2.A3" office:value-type="string">
            <text:p text:style-name="P106">@-&gt;89.7.222.194</text:p>
            <text:p text:style-name="P106">master217.125.140.210</text:p>
            <text:p text:style-name="P106">mail2-&gt;89.7.222.234</text:p>
            <text:p text:style-name="P106">hm217.125.140.210</text:p>
          </table:table-cell>
        </table:table-row>
        <table:table-row>
          <table:table-cell table:style-name="Tabla2.A3" office:value-type="string">
            <text:p text:style-name="P94"><text:span text:style-name="T22">h</text:span>ometech.red</text:p>
          </table:table-cell>
          <table:table-cell table:style-name="Tabla2.A3" office:value-type="string">
            <text:p text:style-name="P106">16/12/2016</text:p>
          </table:table-cell>
          <table:table-cell table:style-name="Tabla2.A3" office:value-type="string">
            <text:p text:style-name="P106">16/12/2020</text:p>
          </table:table-cell>
          <table:table-cell table:style-name="Tabla2.A3" office:value-type="string">
            <text:p text:style-name="P113"><text:span text:style-name="Strong_20_Emphasis"><text:span text:style-name="T13">Miracle Rdps, S.L.</text:span></text:span></text:p>
            <text:list xml:id="list2690031833" text:style-name="L8">
              <text:list-item>
                <text:p text:style-name="P143">jose luis alvarez fernandez</text:p>
              </text:list-item>
              <text:list-item>
                <text:p text:style-name="P143">C/ Verano, 39</text:p>
              </text:list-item>
              <text:list-item>
                <text:p text:style-name="P143">Torrejon de Ardoz, Madrid ( 28850 ES )</text:p>
              </text:list-item>
              <text:list-item>
                <text:p text:style-name="P143">campanillas500@hotmail.com / +34.916758485</text:p>
              </text:list-item>
            </text:list>
          </table:table-cell>
          <table:table-cell table:style-name="Tabla2.A3" office:value-type="string">
            <text:p text:style-name="P106">@-&gt;89.7.222.194</text:p>
            <text:p text:style-name="P106">router83.56.25.97</text:p>
            <text:p text:style-name="P106">teho389.7.222.195</text:p>
            <text:p text:style-name="P106">teho289.7.222.195</text:p>
          </table:table-cell>
        </table:table-row>
        <table:table-row>
          <table:table-cell table:style-name="Tabla2.A3" office:value-type="string">
            <text:p text:style-name="P96">lateingenieros.com</text:p>
          </table:table-cell>
          <table:table-cell table:style-name="Tabla2.A3" office:value-type="string">
            <text:p text:style-name="P106">14/11/2014</text:p>
          </table:table-cell>
          <table:table-cell table:style-name="Tabla2.A3" office:value-type="string">
            <text:p text:style-name="P106">14/11/2020</text:p>
          </table:table-cell>
          <table:table-cell table:style-name="Tabla2.A3" office:value-type="string">
            <text:p text:style-name="P113"><text:span text:style-name="Strong_20_Emphasis"><text:span text:style-name="T13">gemma bris</text:span></text:span></text:p>
            <text:list xml:id="list1054372195" text:style-name="L9">
              <text:list-item>
                <text:p text:style-name="P127">verano,39</text:p>
              </text:list-item>
              <text:list-item>
                <text:p text:style-name="P127">torrejon de ardoz, Madrid ( 28850 ES )</text:p>
              </text:list-item>
              <text:list-item>
                <text:p text:style-name="P127">campanillas500@hotmail.com / +34.638829607</text:p>
              </text:list-item>
            </text:list>
          </table:table-cell>
          <table:table-cell table:style-name="Tabla2.A3" office:value-type="string">
            <text:p text:style-name="P106">@-&gt;89.7.222.194</text:p>
            <text:p text:style-name="P106">mail1-&gt;89.7.222.194</text:p>
            <text:p text:style-name="P106">mail2-&gt;89.7.222.234</text:p>
          </table:table-cell>
        </table:table-row>
        <table:table-row>
          <table:table-cell table:style-name="Tabla2.A3" office:value-type="string">
            <text:p text:style-name="P98"><text:span text:style-name="T24">m</text:span>iraclesoa.com</text:p>
          </table:table-cell>
          <table:table-cell table:style-name="Tabla2.A3" office:value-type="string">
            <text:p text:style-name="P106">08/02/2000</text:p>
          </table:table-cell>
          <table:table-cell table:style-name="Tabla2.A3" office:value-type="string">
            <text:p text:style-name="P106">08/02/2021</text:p>
          </table:table-cell>
          <table:table-cell table:style-name="Tabla2.A3" office:value-type="string">
            <text:p text:style-name="P113"><text:span text:style-name="Strong_20_Emphasis"><text:span text:style-name="T13">Miracle Control S.L.</text:span></text:span></text:p>
            <text:list xml:id="list2493654977" text:style-name="L10">
              <text:list-item>
                <text:p text:style-name="P128">Miracle Control</text:p>
              </text:list-item>
              <text:list-item>
                <text:p text:style-name="P128">C Verano N39</text:p>
              </text:list-item>
              <text:list-item>
                <text:p text:style-name="P128">Torrejon de Ardoz, Madrid ( 28850 ES )</text:p>
              </text:list-item>
              <text:list-item>
                <text:p text:style-name="P128">campanillas500@hotmail.com / +34.916758485</text:p>
              </text:list-item>
            </text:list>
          </table:table-cell>
          <table:table-cell table:style-name="Tabla2.A3" office:value-type="string">
            <text:p text:style-name="P106">@-&gt;89.7.222.194</text:p>
            <text:p text:style-name="P106">mail1-&gt;89.7.222.194</text:p>
            <text:p text:style-name="P106">mail2-&gt;89.7.222.234</text:p>
          </table:table-cell>
        </table:table-row>
        <table:table-row>
          <table:table-cell table:style-name="Tabla2.A3" office:value-type="string">
            <text:p text:style-name="P98"><text:span text:style-name="T23">s</text:span>marthome.red</text:p>
          </table:table-cell>
          <table:table-cell table:style-name="Tabla2.A3" office:value-type="string">
            <text:p text:style-name="P106">05/06/2015</text:p>
          </table:table-cell>
          <table:table-cell table:style-name="Tabla2.A3" office:value-type="string">
            <text:p text:style-name="P106">05/06/2021</text:p>
          </table:table-cell>
          <table:table-cell table:style-name="Tabla2.A3" office:value-type="string">
            <text:p text:style-name="P113"><text:span text:style-name="Strong_20_Emphasis"><text:span text:style-name="T13">Miracle Rdps, S.L.</text:span></text:span></text:p>
            <text:list xml:id="list2596912438" text:style-name="L11">
              <text:list-item>
                <text:p text:style-name="P129">jose luis alvarez fernandez</text:p>
              </text:list-item>
              <text:list-item>
                <text:p text:style-name="P129">C/ Verano, 39</text:p>
              </text:list-item>
              <text:list-item>
                <text:p text:style-name="P129">Torrejon de Ardoz, Madrid ( 28850 ES )</text:p>
              </text:list-item>
              <text:list-item>
                <text:p text:style-name="P129"><text:soft-page-break/>campanillas500@hotmail.com / +34.916758485</text:p>
              </text:list-item>
            </text:list>
          </table:table-cell>
          <table:table-cell table:style-name="Tabla2.A3" office:value-type="string">
            <text:p text:style-name="P106">@-&gt;89.7.222.194</text:p>
            <text:p text:style-name="P106">hmmaqueta88.12.32.148</text:p>
            <text:p text:style-name="P106">ikasa88.12.32.148</text:p>
            <text:p text:style-name="P106">mail1-&gt;89.7.222.194</text:p>
          </table:table-cell>
        </table:table-row>
        <table:table-row>
          <table:table-cell table:style-name="Tabla2.A3" office:value-type="string">
            <text:p text:style-name="P105"><text:span text:style-name="T30">t</text:span>ecnologiasit.org <text:span text:style-name="T35">(no tiene mail)</text:span></text:p>
          </table:table-cell>
          <table:table-cell table:style-name="Tabla2.A3" office:value-type="string">
            <text:p text:style-name="P106">25/10/2007</text:p>
          </table:table-cell>
          <table:table-cell table:style-name="Tabla2.A3" office:value-type="string">
            <text:p text:style-name="P106">25/10/202<text:span text:style-name="T49">1</text:span></text:p>
          </table:table-cell>
          <table:table-cell table:style-name="Tabla2.A3" office:value-type="string">
            <text:p text:style-name="P113"><text:span text:style-name="Strong_20_Emphasis"><text:span text:style-name="T13">Miracle Rdps, S.L.</text:span></text:span></text:p>
            <text:list xml:id="list1076542210" text:style-name="L12">
              <text:list-item>
                <text:p text:style-name="P130">jose luis alvarez fernandez</text:p>
              </text:list-item>
              <text:list-item>
                <text:p text:style-name="P130">C/ Verano, 39</text:p>
              </text:list-item>
              <text:list-item>
                <text:p text:style-name="P130">Torrejon de Ardoz, Madrid ( 28850 ES )</text:p>
              </text:list-item>
              <text:list-item>
                <text:p text:style-name="P130">campanillas500@hotmail.com / +34.916758485</text:p>
              </text:list-item>
            </text:list>
          </table:table-cell>
          <table:table-cell table:style-name="Tabla2.A3" office:value-type="string">
            <text:p text:style-name="P106">@88.12.32.148</text:p>
            <text:p text:style-name="P106">ayuntamientocoslada88.12.32.148</text:p>
            <text:p text:style-name="P106">teho88.12.32.148</text:p>
            <text:p text:style-name="P106">cronos80.38.102.189</text:p>
          </table:table-cell>
        </table:table-row>
        <table:table-row>
          <table:table-cell table:style-name="Tabla2.A3" office:value-type="string">
            <text:p text:style-name="P101"><text:span text:style-name="T29">u</text:span>niquehome.es</text:p>
          </table:table-cell>
          <table:table-cell table:style-name="Tabla2.A3" office:value-type="string">
            <text:p text:style-name="P106">11/02/2016</text:p>
          </table:table-cell>
          <table:table-cell table:style-name="Tabla2.A3" office:value-type="string">
            <text:p text:style-name="P106">11/02/2021</text:p>
          </table:table-cell>
          <table:table-cell table:style-name="Tabla2.A3" office:value-type="string">
            <text:p text:style-name="P113"><text:span text:style-name="Strong_20_Emphasis"><text:span text:style-name="T13">gemma bris</text:span></text:span></text:p>
            <text:list xml:id="list2380849483" text:style-name="L13">
              <text:list-item>
                <text:p text:style-name="P131">verano,39</text:p>
              </text:list-item>
              <text:list-item>
                <text:p text:style-name="P131">torrejon de ardoz, Madrid ( 28850 ES )</text:p>
              </text:list-item>
              <text:list-item>
                <text:p text:style-name="P131">gemma@miraclesoa.com / +34.638829607</text:p>
              </text:list-item>
            </text:list>
          </table:table-cell>
          <table:table-cell table:style-name="Tabla2.A3" office:value-type="string">
            <text:p text:style-name="P106">@-&gt;89.7.222.194</text:p>
            <text:p text:style-name="P106">ardal88.12.32.148</text:p>
            <text:p text:style-name="P106">descargas88.12.32.148</text:p>
            <text:p text:style-name="P106">mail1-&gt;89.7.222.194</text:p>
          </table:table-cell>
        </table:table-row>
        <table:table-row>
          <table:table-cell table:style-name="Tabla2.A3" office:value-type="string">
            <text:p text:style-name="P103">uniquehometech.es</text:p>
          </table:table-cell>
          <table:table-cell table:style-name="Tabla2.A3" office:value-type="string">
            <text:p text:style-name="P106">13/06/2017</text:p>
          </table:table-cell>
          <table:table-cell table:style-name="Tabla2.A3" office:value-type="string">
            <text:p text:style-name="P106">13/06/2021</text:p>
          </table:table-cell>
          <table:table-cell table:style-name="Tabla2.A3" office:value-type="string">
            <text:p text:style-name="P113"><text:span text:style-name="Strong_20_Emphasis"><text:span text:style-name="T13">gemma bris</text:span></text:span></text:p>
            <text:list xml:id="list1600761850" text:style-name="L14">
              <text:list-item>
                <text:p text:style-name="P132">verano,39</text:p>
              </text:list-item>
              <text:list-item>
                <text:p text:style-name="P132">torrejon de ardoz, Madrid ( 28850 ES )</text:p>
              </text:list-item>
              <text:list-item>
                <text:p text:style-name="P132">gemma@miraclesoa.com / +34.638829607</text:p>
              </text:list-item>
            </text:list>
          </table:table-cell>
          <table:table-cell table:style-name="Tabla2.A3" office:value-type="string">
            <text:p text:style-name="P106">@-&gt;89.7.222.194</text:p>
            <text:p text:style-name="P106">almacen188.12.32.148</text:p>
            <text:p text:style-name="P106">almacen288.12.32.148</text:p>
            <text:p text:style-name="P106">almacen388.12.32.148</text:p>
          </table:table-cell>
        </table:table-row>
        <table:table-row>
          <table:table-cell table:style-name="Tabla2.A2" table:number-columns-spanned="5" office:value-type="string">
            <text:p text:style-name="P90">gemma@uniquehome.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90">espacionatural.net</text:p>
          </table:table-cell>
          <table:table-cell table:style-name="Tabla2.A3" office:value-type="string">
            <text:p text:style-name="P107"/>
          </table:table-cell>
          <table:table-cell table:style-name="Tabla2.A3" office:value-type="string">
            <text:p text:style-name="P106">18/06/2021</text:p>
          </table:table-cell>
          <table:table-cell table:style-name="Tabla2.A3" office:value-type="string">
            <text:p text:style-name="P113"><text:span text:style-name="Strong_20_Emphasis"><text:span text:style-name="T13">laura sainz graell</text:span></text:span></text:p>
            <text:list xml:id="list799080540" text:style-name="L15">
              <text:list-item>
                <text:p text:style-name="P133">valllas, 19</text:p>
              </text:list-item>
              <text:list-item>
                <text:p text:style-name="P133">loeches, Madrid ( 28890 ES )</text:p>
              </text:list-item>
              <text:list-item>
                <text:p text:style-name="P133">gemma@uniquehome.es / +34.638829607</text:p>
              </text:list-item>
            </text:list>
          </table:table-cell>
          <table:table-cell table:style-name="Tabla2.A3" office:value-type="string">
            <text:p text:style-name="P106">@82.98.135.44</text:p>
            <text:p text:style-name="P106">www82.98.135.44</text:p>
          </table:table-cell>
        </table:table-row>
        <table:table-row>
          <table:table-cell table:style-name="Tabla2.A3" office:value-type="string">
            <text:p text:style-name="P90">espacionatutalardal.net</text:p>
          </table:table-cell>
          <table:table-cell table:style-name="Tabla2.A3" office:value-type="string">
            <text:p text:style-name="P107"/>
          </table:table-cell>
          <table:table-cell table:style-name="Tabla2.A3" office:value-type="string">
            <text:p text:style-name="P106">18/06/2021</text:p>
          </table:table-cell>
          <table:table-cell table:style-name="Tabla2.A3" office:value-type="string">
            <text:p text:style-name="P113"><text:span text:style-name="Strong_20_Emphasis"><text:span text:style-name="T13">laura sainz graell</text:span></text:span></text:p>
            <text:list xml:id="list1029440281" text:style-name="L16">
              <text:list-item>
                <text:p text:style-name="P134">valllas, 19</text:p>
              </text:list-item>
              <text:list-item>
                <text:p text:style-name="P134">loeches, Madrid ( 28890 ES )</text:p>
              </text:list-item>
              <text:list-item>
                <text:p text:style-name="P134">gemma@uniquehome.es / +34.638829607</text:p>
              </text:list-item>
            </text:list>
          </table:table-cell>
          <table:table-cell table:style-name="Tabla2.A3" office:value-type="string">
            <text:p text:style-name="P106">@89.7.222.196</text:p>
            <text:p text:style-name="P106">www82.98.135.44</text:p>
            <text:p text:style-name="P106">ardal289.7.222.196</text:p>
            <text:p text:style-name="P106">padres89.7.222.196</text:p>
          </table:table-cell>
        </table:table-row>
      </table:table>
      <text:p text:style-name="P10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058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12:15:00.172944221</meta:creation-date>
    <dc:date>2020-12-23T11:52:32.147541660</dc:date>
    <meta:editing-duration>P10DT23H54M33S</meta:editing-duration>
    <meta:editing-cycles>115</meta:editing-cycles>
    <meta:generator>LibreOffice/6.0.7.3$Linux_X86_64 LibreOffice_project/00m0$Build-3</meta:generator>
    <meta:print-date>2020-10-28T10:46:25.417552268</meta:print-date>
    <meta:document-statistic meta:table-count="2" meta:image-count="0" meta:object-count="0" meta:page-count="9" meta:paragraph-count="560" meta:word-count="870" meta:character-count="9215" meta:non-whitespace-character-count="8958"/>
  </office:meta>
</office:document-meta>
</file>